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style:writing-mode="lr-tb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0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1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5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6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Table_20_Contents" style:list-style-name="L56">
      <style:text-properties style:font-name="Verdana" fo:font-size="16pt" style:font-size-asian="16pt" style:font-size-complex="16pt"/>
    </style:style>
    <style:style style:name="P39" style:family="paragraph" style:parent-style-name="Table_20_Contents" style:list-style-name="L57">
      <style:text-properties style:font-name="Verdana" fo:font-size="16pt" style:font-size-asian="16pt" style:font-size-complex="16pt"/>
    </style:style>
    <style:style style:name="P40" style:family="paragraph" style:parent-style-name="Table_20_Contents" style:list-style-name="L58">
      <style:text-properties style:font-name="Verdana" fo:font-size="16pt" style:font-size-asian="16pt" style:font-size-complex="16pt"/>
    </style:style>
    <style:style style:name="P41" style:family="paragraph" style:parent-style-name="Table_20_Contents" style:list-style-name="L59">
      <style:text-properties style:font-name="Verdana" fo:font-size="16pt" style:font-size-asian="16pt" style:font-size-complex="16pt"/>
    </style:style>
    <style:style style:name="P42" style:family="paragraph" style:parent-style-name="Table_20_Contents" style:list-style-name="L56">
      <style:text-properties style:font-name="Verdana" fo:font-size="16pt" fo:background-color="#996600" style:font-size-asian="16pt" style:font-size-complex="16pt"/>
    </style:style>
    <style:style style:name="P43" style:family="paragraph" style:parent-style-name="Table_20_Contents">
      <style:paragraph-properties fo:text-align="end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44" style:family="paragraph" style:parent-style-name="Text_20_body" style:list-style-name="L55">
      <style:paragraph-properties fo:line-height="150%"/>
      <style:text-properties style:font-name="Arial" fo:font-size="16pt" style:font-name-asian="Arial" style:font-size-asian="16pt" style:font-size-complex="16pt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1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11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11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11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1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font-style-asian="italic" style:font-weight-asian="bold" style:font-size-complex="28pt" style:font-style-complex="italic" style:font-weight-complex="bold"/>
    </style:style>
    <style:style style:name="P123" style:family="paragraph" style:parent-style-name="Text_20_body">
      <style:paragraph-properties fo:margin-top="0cm" fo:margin-bottom="0cm" fo:line-height="150%" style:writing-mode="lr-tb"/>
    </style:style>
    <style:style style:name="P1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3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4" style:family="text">
      <style:text-properties style:font-name="Verdana"/>
    </style:style>
    <style:style style:name="T15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6" style:family="text">
      <style:text-properties fo:background-color="#ccff66"/>
    </style:style>
    <style:style style:name="T17" style:family="text">
      <style:text-properties fo:background-color="#ccff66" style:font-style-asian="italic" style:font-weight-asian="bold" style:font-style-complex="italic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background-color="#ffff00"/>
    </style:style>
    <style:style style:name="T21" style:family="text">
      <style:text-properties fo:background-color="#ffff00" style:language-asian="ja" style:country-asian="JP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language-asian="ja" style:country-asian="JP"/>
    </style:style>
    <style:style style:name="T24" style:family="text">
      <style:text-properties fo:background-color="#ff9900"/>
    </style:style>
    <style:style style:name="T25" style:family="text">
      <style:text-properties fo:background-color="#ff9900" style:language-asian="ja" style:country-asian="JP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6">@@#</text:p>
      <text:p text:style-name="P16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8">http://localhost/Eclipse_Luna/Cake_IFM11/fx_test</text:span></text:a><text:span text:style-name="T18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8">http://localhost/Eclipse_Luna/Cake_IFM11/fx_test/fx_tester_T_1</text:span></text:a><text:span text:style-name="T18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8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util_3__Gen_Trading_Result_List" text:style-name="Internet_20_link" text:visited-style-name="Visited_20_Internet_20_Link"><text:span text:style-name="T18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8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8">:\WORKS_2\WS\WS_Others.prog\prog\D-7\2_2\VIRTUAL\Admin_Projects\curr\data\csv_raw\(slice-by-day).</text:span><text:soft-page-break/><text:span text:style-name="T18">(AUDJPY-M5).(2020-05-13_2020-05-21).</text:span><text:span text:style-name="T18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8">C</text:span></text:a><text:span text:style-name="T13">:\Users\iwabuchiken\AppData\Roaming\MetaQuotes\Terminal\34</text:span><text:span text:style-name="T13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8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8">216</text:span></text:a><text:span text:style-name="T18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8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8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5">11.3.2_1</text:span>---------------------------------------------------------------------------</text:p>
      <text:p text:style-name="P24">[2] res free# JVEMV6 44#11.3.2_X / 44. currency / 11. prog-mt4 / 3. ea / 2. ea-6 / 20200730_141947</text:p>
      <text:p text:style-name="P9"/>
      <text:p text:style-name="P9">[do] <text:span text:style-name="T2">#_ </text:span></text:p>
      <text:list xml:id="list7898562959724831572" text:style-name="L1">
        <text:list-item>
          <text:p text:style-name="P46">REVIEW </text:p>
          <text:list>
            <text:list-item>
              <text:p text:style-name="P46">TEST </text:p>
              <text:list>
                <text:list-item>
                  <text:p text:style-name="P46">compile ==&gt; </text:p>
                </text:list-item>
                <text:list-item>
                  <text:p text:style-name="P46">run (log files gen-ed) ==&gt; </text:p>
                </text:list-item>
                <text:list-item>
                  <text:p text:style-name="P46">log file ==&gt; </text:p>
                  <text:list>
                    <text:list-item>
                      <text:p text:style-name="P46"><text:span text:style-name="T2">#_ </text:span>“(step : j2 : N : 1) is_Order_Fully_Pending =&gt; false” <text:soft-page-break/>==&gt; OK</text:p>
                    </text:list-item>
                    <text:list-item>
                      <text:p text:style-name="P46"><text:span text:style-name="T2">#_ </text:span>“(step : j3 : ” ==&gt; </text:p>
                    </text:list-item>
                  </text:list>
                </text:list-item>
                <text:list-item>
                  <text:p text:style-name="P46"><text:span text:style-name="T2">#_ </text:span>stop ea ==&gt; </text:p>
                </text:list-item>
                <text:list-item>
                  <text:p text:style-name="P46"><text:span text:style-name="T2">#_ </text:span>see log ==&gt; </text:p>
                </text:list-item>
              </text:list>
            </text:list-item>
          </text:list>
        </text:list-item>
        <text:list-item>
          <text:p text:style-name="P46">TASK : TASKS-41.1 (take_Position__Sell)</text:p>
          <text:list>
            <text:list-item>
              <text:list>
                <text:list-item>
                  <text:p text:style-name="P46">//next:20200728_151019:n</text:p>
                </text:list-item>
              </text:list>
            </text:list-item>
            <text:list-item>
              <text:p text:style-name="P46">T-1.1 : new FUNC</text:p>
              <text:list>
                <text:list-item>
                  <text:p text:style-name="P46">CODE</text:p>
                  <text:list>
                    <text:list-item>
                      <text:p text:style-name="P46">DUP : take_Position__Buy</text:p>
                    </text:list-item>
                    <text:list-item>
                      <text:p text:style-name="P46">==&gt; already coded</text:p>
                    </text:list-item>
                  </text:list>
                </text:list-item>
              </text:list>
            </text:list-item>
            <text:list-item>
              <text:p text:style-name="P46">T-1.2 : use ==&gt; code</text:p>
              <text:list>
                <text:list-item>
                  <text:p text:style-name="P46">CODE : //_20200331_173735:tmp</text:p>
                  <text:list>
                    <text:list-item>
                      <text:p text:style-name="P46">==&gt; the lines therebelow → delete</text:p>
                    </text:list-item>
                  </text:list>
                </text:list-item>
                <text:list-item>
                  <text:p text:style-name="P46">TEST </text:p>
                  <text:list>
                    <text:list-item>
                      <text:p text:style-name="P46">==&gt; OK</text:p>
                    </text:list-item>
                  </text:list>
                </text:list-item>
                <text:list-item>
                  <text:p text:style-name="P46">CODE : //next:20200728_151019:n</text:p>
                  <text:list>
                    <text:list-item>
                      <text:p text:style-name="P46">comment out : “return 0; <text:s text:c="2"/>//debug:20200728_140900:d”</text:p>
                    </text:list-item>
                    <text:list-item>
                      <text:p text:style-name="P46">edit line</text:p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compile</text:p>
                    </text:list-item>
                    <text:list-item>
                      <text:p text:style-name="P46">run</text:p>
                      <text:list>
                        <text:list-item>
                          <text:p text:style-name="P46">==&gt; search “(step : j3 :”</text:p>
                        </text:list-item>
                        <text:list-item>
                          <text:p text:style-name="P46">===&gt; “OrderSend failed with error #0”</text:p>
                        </text:list-item>
                        <text:list-item>
                          <text:p text:style-name="P46">===&gt; </text:p>
                          <text:list>
                            <text:list-item>
                              <text:p text:style-name="P46">“stoploss<text:tab/>75.331</text:p>
                            </text:list-item>
                            <text:list-item>
                              <text:p text:style-name="P46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3 : update func ==&gt; take_Position__Sell</text:p>
              <text:list>
                <text:list-item>
                  <text:p text:style-name="P46">CODE : //20200730_145648:head</text:p>
                  <text:list>
                    <text:list-item>
                      <text:p text:style-name="P46">//code:20200730_145823:c</text:p>
                    </text:list-item>
                    <text:list-item>
                      <text:p text:style-name="P46">//debug:20200730_145815:d</text:p>
                    </text:list-item>
                  </text:list>
                </text:list-item>
                <text:list-item>
                  <text:p text:style-name="P46">CODE :</text:p>
                  <text:list>
                    <text:list-item>
                      <text:list>
                        <text:list-item>
                          <text:p text:style-name="P46">//code:20200730_151313:c (init())</text:p>
                        </text:list-item>
                        <text:list-item>
                          <text:p text:style-name="P46">//code:20200730_151828:c ==&gt; take_Position__Sell()</text:p>
                        </text:list-item>
                      </text:list>
                    </text:list-item>
                    <text:list-item>
                      <text:p text:style-name="P46">test ==&gt; take_Position__Sell</text:p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compile</text:p>
                    </text:list-item>
                    <text:list-item>
                      <text:p text:style-name="P46">run</text:p>
                      <text:list>
                        <text:list-item>
                          <text:p text:style-name="P46">=&gt; search “init() ==&gt; exiting...” (log file)</text:p>
                        </text:list-item>
                        <text:list-item>
                          <text:p text:style-name="P46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4 : debug return ==&gt; comment out</text:p>
              <text:list>
                <text:list-item>
                  <text:p text:style-name="P46">CODE : //debug:20200730_145815:d</text:p>
                </text:list-item>
                <text:list-item>
                  <text:p text:style-name="P46">TEST</text:p>
                  <text:list>
                    <text:list-item>
                      <text:p text:style-name="P46">compile</text:p>
                    </text:list-item>
                    <text:list-item>
                      <text:p text:style-name="P46">=&gt; search “(step : j3 : Y : 2)”</text:p>
                    </text:list-item>
                    <text:list-item>
                      <text:p text:style-name="P46">===&gt; OK</text:p>
                    </text:list-item>
                  </text:list>
                </text:list-item>
                <text:list-item>
                  <text:p text:style-name="P46">PROBLEM</text:p>
                  <text:list>
                    <text:list-item>
                      <text:p text:style-name="P46">order ==&gt; returned “0”</text:p>
                      <text:list>
                        <text:list-item>
                          <text:p text:style-name="P46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46">FOUND ==&gt; “OrderSend” → “volume” ~~&gt; 1</text:p>
                    </text:list-item>
                    <text:list-item>
                      <text:p text:style-name="P46"><text:soft-page-break/>TRY</text:p>
                      <text:list>
                        <text:list-item>
                          <text:p text:style-name="P46">change ==&gt; to : 0.1</text:p>
                        </text:list-item>
                        <text:list-item>
                          <text:p text:style-name="P46">compile</text:p>
                        </text:list-item>
                        <text:list-item>
                          <text:p text:style-name="P46">run</text:p>
                          <text:list>
                            <text:list-item>
                              <text:p text:style-name="P46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991121961263733562" text:style-name="L2">
        <text:list-item>
          <text:p text:style-name="P47">TASK : TASKS-41 (trail in SELL order)</text:p>
        </text:list-item>
      </text:list>
      <text:p text:style-name="P9">[further]</text:p>
      <text:p text:style-name="P9"><text:line-break/><text:span text:style-name="T16">[/ XXX] 20200730_154306</text:span></text:p>
      <text:p text:style-name="P9"/>
      <text:p text:style-name="P16"/>
      <text:p text:style-name="P9"><text:span text:style-name="T15">11.3.2_2</text:span>---------------------------------------------------------------------------</text:p>
      <text:p text:style-name="P24">[3] res free# JVEMV6 44#11.3.2_X / 44. currency / 11. prog-mt4 / 3. ea / 2. ea-6 / 20200804_124858</text:p>
      <text:p text:style-name="P9"/>
      <text:p text:style-name="P9">[do] <text:span text:style-name="T2">#_ </text:span></text:p>
      <text:list xml:id="list3839043221572334840" text:style-name="L3">
        <text:list-item>
          <text:p text:style-name="P48">REVIEW </text:p>
        </text:list-item>
        <text:list-item>
          <text:p text:style-name="P48">TASK : TASKS-41 (trail in SELL order) </text:p>
          <text:list>
            <text:list-item>
              <text:p text:style-name="P48">T-1.1 : trail_Orders ==&gt; up to : OrdersTotal</text:p>
              <text:list>
                <text:list-item>
                  <text:p text:style-name="P48">CODE : //code:20200804_125006:c</text:p>
                  <text:list>
                    <text:list-item>
                      <text:list>
                        <text:list-item>
                          <text:p text:style-name="P48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8">TEST</text:p>
                  <text:list>
                    <text:list-item>
                      <text:p text:style-name="P48">compile</text:p>
                    </text:list-item>
                    <text:list-item>
                      <text:p text:style-name="P48">run</text:p>
                    </text:list-item>
                    <text:list-item>
                      <text:p text:style-name="P48"><text:soft-page-break/><text:span text:style-name="T2">#_ </text:span>search : “numOf_Orders ==&gt; ” ==&gt; OK</text:p>
                      <text:list>
                        <text:list-item>
                          <text:p text:style-name="P48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8">CODE : if-statement : //code:20200804_130436</text:p>
                </text:list-item>
                <text:list-item>
                  <text:p text:style-name="P48"><text:span text:style-name="T2">#_ </text:span>TEST</text:p>
                  <text:list>
                    <text:list-item>
                      <text:p text:style-name="P48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8">T-1.2 : each order ==&gt; show data</text:p>
              <text:list>
                <text:list-item>
                  <text:p text:style-name="P48">CODE : //debug:20200804_130533</text:p>
                </text:list-item>
                <text:list-item>
                  <text:p text:style-name="P48">TEST</text:p>
                  <text:list>
                    <text:list-item>
                      <text:p text:style-name="P48">compile</text:p>
                    </text:list-item>
                    <text:list-item>
                      <text:p text:style-name="P48">run</text:p>
                    </text:list-item>
                    <text:list-item>
                      <text:p text:style-name="P48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654605369217013297" text:style-name="L4">
        <text:list-item>
          <text:p text:style-name="P49">TASK : fix</text:p>
          <text:list>
            <text:list-item>
              <text:list>
                <text:list-item>
                  <text:p text:style-name="P49">“Trail threshold = (Open)” ==&gt; calc formula, not correct</text:p>
                </text:list-item>
                <text:list-item>
                  <text:p text:style-name="P49">//next:20200804_132152</text:p>
                </text:list-item>
                <text:list-item>
                  <text:p text:style-name="P49">//next:20200804_132218</text:p>
                </text:list-item>
              </text:list>
            </text:list-item>
          </text:list>
        </text:list-item>
        <text:list-item>
          <text:p text:style-name="P49">TASK-2 : further : //debug:20200804_125000:d</text:p>
        </text:list-item>
      </text:list>
      <text:p text:style-name="P9">[further]</text:p>
      <text:p text:style-name="P9"><text:line-break/><text:span text:style-name="T16">[/ XXX] 20200804_132333</text:span></text:p>
      <text:p text:style-name="P9"/>
      <text:p text:style-name="P16"/>
      <text:p text:style-name="P9"><text:span text:style-name="T15">11.3.2_3</text:span>---------------------------------------------------------------------------</text:p>
      <text:p text:style-name="P24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7185320958610693627" text:style-name="L5">
        <text:list-item>
          <text:p text:style-name="P50"><text:span text:style-name="T2">#_ </text:span>REVIEW </text:p>
          <text:list>
            <text:list-item>
              <text:p text:style-name="P50">run : C:\WORKS_2\WS\Eclipse_Luna\Cake_IFM11\app\webroot\Log_Fx_Tester\(tester-1_v2).(AUDJPY-M5).(2020-05-13)(20200814_150733_410589).log</text:p>
            </text:list-item>
            <text:list-item>
              <text:p text:style-name="P50">look into </text:p>
              <text:list>
                <text:list-item>
                  <text:p text:style-name="P50">“numOf_Orders ==&gt; ” ==&gt; OK</text:p>
                </text:list-item>
              </text:list>
            </text:list-item>
          </text:list>
        </text:list-item>
        <text:list-item>
          <text:p text:style-name="P50">TASK-1 : fix</text:p>
          <text:list>
            <text:list-item>
              <text:list>
                <text:list-item>
                  <text:p text:style-name="P50">“Trail threshold = (Open)” ==&gt; calc formula, not correct</text:p>
                </text:list-item>
                <text:list-item>
                  <text:p text:style-name="P50">//next:20200804_132152</text:p>
                </text:list-item>
                <text:list-item>
                  <text:p text:style-name="P50">//next:20200804_132218</text:p>
                </text:list-item>
              </text:list>
            </text:list-item>
            <text:list-item>
              <text:p text:style-name="P50">T-1.1 </text:p>
              <text:list>
                <text:list-item>
                  <text:p text:style-name="P50"><text:span text:style-name="T2">#_ </text:span>CODE</text:p>
                  <text:list>
                    <text:list-item>
                      <text:p text:style-name="P50">edit</text:p>
                      <text:list>
                        <text:list-item>
                          <text:p text:style-name="P50">current : “OrderOpenPrice() <text:span text:style-name="T20">+</text:span> (double) valOf_Threshold_Trailing * Point”</text:p>
                        </text:list-item>
                        <text:list-item>
                          <text:p text:style-name="P50">to : “OrderOpenPrice() <text:span text:style-name="T20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50">TEST</text:p>
                  <text:list>
                    <text:list-item>
                      <text:p text:style-name="P50"><text:span text:style-name="T2">#_ </text:span>compile </text:p>
                    </text:list-item>
                    <text:list-item>
                      <text:p text:style-name="P50">run</text:p>
                      <text:list>
                        <text:list-item>
                          <text:p text:style-name="P50">=&gt; s: “Trail threshold = (Open)”</text:p>
                        </text:list-item>
                        <text:list-item>
                          <text:p text:style-name="P50">===&gt; ISSUE</text:p>
                          <text:list>
                            <text:list-item>
                              <text:p text:style-name="P50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50">TRY</text:p>
                          <text:list>
                            <text:list-item>
                              <text:p text:style-name="P50">review : codes</text:p>
                            </text:list-item>
                            <text:list-item>
                              <text:p text:style-name="P50">CODE : //code:20200814_153907</text:p>
                              <text:list>
                                <text:list-item>
                                  <text:p text:style-name="P50">variables ==&gt; new</text:p>
                                </text:list-item>
                              </text:list>
                            </text:list-item>
                            <text:list-item>
                              <text:p text:style-name="P50">TEST</text:p>
                              <text:list>
                                <text:list-item>
                                  <text:p text:style-name="P50">compile</text:p>
                                </text:list-item>
                                <text:list-item>
                                  <text:p text:style-name="P50">run </text:p>
                                  <text:list>
                                    <text:list-item>
                                      <text:p text:style-name="P50">=&gt; s: “(Bid) - (Trail threshold)”</text:p>
                                    </text:list-item>
                                    <text:list-item>
                                      <text:p text:style-name="P50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0">TASK-2 : further : //debug:20200804_125000:d</text:p>
        </text:list-item>
      </text:list>
      <text:p text:style-name="P9"/>
      <text:p text:style-name="P9">[next]</text:p>
      <text:list xml:id="list6863320710488445296" text:style-name="L6">
        <text:list-item>
          <text:p text:style-name="P51">TASK : further : //debug:20200804_125000:d</text:p>
          <text:list>
            <text:list-item>
              <text:p text:style-name="P51">if “(Bid) - (Trail threshold)” &lt; 0 (minus value)</text:p>
              <text:list>
                <text:list-item>
                  <text:p text:style-name="P51">==&gt; change order</text:p>
                </text:list-item>
                <text:list-item>
                  <text:p text:style-name="P51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6">[/ XXX] 20200814_155840</text:span></text:p>
      <text:p text:style-name="P9"/>
      <text:p text:style-name="P16"/>
      <text:p text:style-name="P9"><text:span text:style-name="T15">11.3.2_4</text:span>---------------------------------------------------------------------------</text:p>
      <text:p text:style-name="P24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4768340947020373449" text:style-name="L7">
        <text:list-item>
          <text:p text:style-name="P52">REVIEW </text:p>
        </text:list-item>
        <text:list-item>
          <text:p text:style-name="P52">TASK : further : //debug:20200804_125000:d</text:p>
          <text:list>
            <text:list-item>
              <text:list>
                <text:list-item>
                  <text:p text:style-name="P52">if “(Bid) - (Trail threshold)” &lt; 0 (minus value)</text:p>
                  <text:list>
                    <text:list-item>
                      <text:p text:style-name="P52">==&gt; change order</text:p>
                    </text:list-item>
                    <text:list-item>
                      <text:p text:style-name="P52">ref : //ref:20200814_155743 (ea-6.mq4)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 : //code:20200819_150937</text:p>
                  <text:list>
                    <text:list-item>
                      <text:p text:style-name="P52">show ==&gt; comparison : (close + val_SL + SPREAD) and (curre SL)</text:p>
                    </text:list-item>
                  </text:list>
                </text:list-item>
                <text:list-item>
                  <text:p text:style-name="P52">TEST</text:p>
                  <text:list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  <text:list-item>
              <text:p text:style-name="P52">T-1.2 : judge ==&gt; update order?</text:p>
              <text:list>
                <text:list-item>
                  <text:p text:style-name="P52">CODE : //code:20200819_152148</text:p>
                  <text:list>
                    <text:list-item>
                      <text:p text:style-name="P52">move “continue;” : //marker:20200819_152103</text:p>
                    </text:list-item>
                  </text:list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249941378145023623" text:style-name="L8">
        <text:list-item>
          <text:p text:style-name="P53">TASK : further : //next:20200819_153808</text:p>
          <text:list>
            <text:list-item>
              <text:list>
                <text:list-item>
                  <text:p text:style-name="P53">if ==&gt; 2 conditions met → modify : current order</text:p>
                </text:list-item>
                <text:list-item>
                  <text:p text:style-name="P53">//ref:20200814_155743</text:p>
                </text:list-item>
                <text:list-item>
                  <text:p text:style-name="P53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6">[/ XXX] </text:span></text:p>
      <text:p text:style-name="P9"/>
      <text:p text:style-name="P16"/>
      <text:p text:style-name="P9"><text:span text:style-name="T15">11.3.2_5</text:span>---------------------------------------------------------------------------</text:p>
      <text:p text:style-name="P24">[6] res free# JVEMV6 44#11.3.2_X / 44. currency / 11. prog-mt4 / 3. ea / 2. ea-6 / 20200820_112703</text:p>
      <text:p text:style-name="P9"/>
      <text:p text:style-name="P9">[do] <text:span text:style-name="T2">#_ </text:span></text:p>
      <text:list xml:id="list1380208730660920944" text:style-name="L9">
        <text:list-item>
          <text:p text:style-name="P54"><text:span text:style-name="T2">#_ </text:span>REVIEW </text:p>
        </text:list-item>
        <text:list-item>
          <text:p text:style-name="P54"><text:span text:style-name="T2">#_ </text:span>SEG-1 : condition ==&gt; cond_OrderModify_3_Final</text:p>
          <text:list>
            <text:list-item>
              <text:p text:style-name="P54">CODE : //code:20200820_112944</text:p>
            </text:list-item>
            <text:list-item>
              <text:p text:style-name="P54">TEST</text:p>
              <text:list>
                <text:list-item>
                  <text:p text:style-name="P54">==&gt; OK</text:p>
                </text:list-item>
              </text:list>
            </text:list-item>
          </text:list>
        </text:list-item>
        <text:list-item>
          <text:p text:style-name="P54">TASK : further : //next:20200819_153808</text:p>
          <text:list>
            <text:list-item>
              <text:list>
                <text:list-item>
                  <text:p text:style-name="P54">if ==&gt; 2 conditions met → modify : current order</text:p>
                </text:list-item>
                <text:list-item>
                  <text:p text:style-name="P54">//ref:20200814_155743</text:p>
                </text:list-item>
                <text:list-item>
                  <text:p text:style-name="P54">also ==&gt; see memo</text:p>
                </text:list-item>
              </text:list>
            </text:list-item>
            <text:list-item>
              <text:p text:style-name="P54">T-1.1 : </text:p>
              <text:list>
                <text:list-item>
                  <text:p text:style-name="P54">CODE : //code:20200820_113128</text:p>
                  <text:list>
                    <text:list-item>
                      <text:p text:style-name="P54">“step : 3 : 2.2 : 2 : N”</text:p>
                    </text:list-item>
                  </text:list>
                </text:list-item>
                <text:list-item>
                  <text:p text:style-name="P54"><text:span text:style-name="T2">#_ </text:span>CODE</text:p>
                  <text:list>
                    <text:list-item>
                      <text:p text:style-name="P54"><text:span text:style-name="T2">#_ </text:span>“step : 3 : 2.2 : 2 : Y” </text:p>
                    </text:list-item>
                    <text:list-item>
                      <text:p text:style-name="P54">step : 3 : 2.2 : 2 : Y : 2 </text:p>
                      <text:list>
                        <text:list-item>
                          <text:p text:style-name="P54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54">TEST </text:p>
                  <text:list>
                    <text:list-item>
                      <text:p text:style-name="P54"><text:soft-page-break/>=&gt; s: “(for)(step : 3 : 2.2 : 2 : ”</text:p>
                    </text:list-item>
                    <text:list-item>
                      <text:p text:style-name="P54">=&gt; see for the next few minutes</text:p>
                    </text:list-item>
                    <text:list-item>
                      <text:p text:style-name="P54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671677060344705142" text:style-name="L10">
        <text:list-item>
          <text:p text:style-name="P55">TASK</text:p>
          <text:list>
            <text:list-item>
              <text:list>
                <text:list-item>
                  <text:p text:style-name="P55">if ==&gt; 2 conditions met → modify : current order (exec)</text:p>
                </text:list-item>
                <text:list-item>
                  <text:p text:style-name="P55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6">[/ XXX] 20200820_122713</text:span></text:p>
      <text:p text:style-name="P9"/>
      <text:p text:style-name="P16"/>
      <text:p text:style-name="P9"><text:span text:style-name="T15">10.2.2_51</text:span>---------------------------------------------------------------------------</text:p>
      <text:p text:style-name="P25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7780022673512491542" text:style-name="L11">
        <text:list-item>
          <text:p text:style-name="P56">REVIEW </text:p>
        </text:list-item>
        <text:list-item>
          <text:p text:style-name="P56">TASK : TASKS-39 (exec tester)</text:p>
          <text:list>
            <text:list-item>
              <text:list>
                <text:list-item>
                  <text:p text:style-name="P56">(slice-by-day).(AUDJPY-M5).(2020-05-13).(20200530_134010_951771).csv</text:p>
                </text:list-item>
                <text:list-item>
                  <text:p text:style-name="P56">==&gt; 200 bars</text:p>
                </text:list-item>
                <text:list-item>
                  <text:p text:style-name="P56">ref : log_JVE_44_10_2.[fx-php-tester].[~20200804_154854].odt</text:p>
                </text:list-item>
              </text:list>
            </text:list-item>
            <text:list-item>
              <text:p text:style-name="P56"><text:soft-page-break/><text:span text:style-name="T2">#_ </text:span>T-1.1</text:p>
              <text:list>
                <text:list-item>
                  <text:p text:style-name="P56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4597812" text:continue-numbering="true" text:style-name="L11">
        <text:list-item>
          <text:list>
            <text:list-item>
              <text:p text:style-name="P56">T-1.2 : gen ==&gt; sheet</text:p>
              <text:list>
                <text:list-item>
                  <text:p text:style-name="P56">steps</text:p>
                  <text:list>
                    <text:list-item>
                      <text:p text:style-name="P56">DUP : sheet : 2 </text:p>
                      <text:list>
                        <text:list-item>
                          <text:list>
                            <text:list-item>
                              <text:p text:style-name="P56">C:\WORKS_2\WS\WS_Others.JVEMV6\JVEMV6\44_currency\10_prog-php\2_tester</text:p>
                            </text:list-item>
                            <text:list-item>
                              <text:p text:style-name="P56">log_JVE_44_10_2.2.[session-50~].ods</text:p>
                            </text:list-item>
                          </text:list>
                        </text:list-item>
                        <text:list-item>
                          <text:p text:style-name="P56">M – m &gt; c &gt; Ret</text:p>
                        </text:list-item>
                      </text:list>
                    </text:list-item>
                    <text:list-item>
                      <text:p text:style-name="P56">rename ==&gt; “3”</text:p>
                    </text:list-item>
                    <text:list-item>
                      <text:p text:style-name="P56">delete ==&gt; data area </text:p>
                    </text:list-item>
                    <text:list-item>
                      <text:p text:style-name="P56">C/P : data</text:p>
                    </text:list-item>
                    <text:list-item>
                      <text:p text:style-name="P56">sort : gain/loss ~ start-BB.loc</text:p>
                      <text:list>
                        <text:list-item>
                          <text:p text:style-name="P56">col : P, D</text:p>
                        </text:list-item>
                        <text:list-item>
                          <text:p text:style-name="P56"><text:soft-page-break/>M – d &gt; s</text:p>
                        </text:list-item>
                      </text:list>
                    </text:list-item>
                    <text:list-item>
                      <text:p text:style-name="P57">edit data </text:p>
                      <text:list>
                        <text:list-item>
                          <text:p text:style-name="P56">area location ==&gt; total, g/l → $O$18, a.o.</text:p>
                        </text:list-item>
                        <text:list-item>
                          <text:p text:style-name="P56">address : total, gain, loss</text:p>
                        </text:list-item>
                        <text:list-item>
                          <text:p text:style-name="P56"><text:span text:style-name="T2">#_ </text:span>loss/gain Z1 ~ Z6 </text:p>
                          <text:list>
                            <text:list-item>
                              <text:p text:style-name="P107">loss</text:p>
                            </text:list-item>
                            <text:list-item>
                              <text:p text:style-name="P107">gain</text:p>
                            </text:list-item>
                            <text:list-item>
                              <text:p text:style-name="P107">sum gain</text:p>
                            </text:list-item>
                            <text:list-item>
                              <text:p text:style-name="P107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T-1.3 : observe</text:p>
              <text:list>
                <text:list-item>
                  <text:p text:style-name="P107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56">TASK-2 : TASKS-39.1 (exec tester) : ==&gt; all bars</text:p>
          <text:list>
            <text:list-item>
              <text:p text:style-name="P56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4602262" text:continue-numbering="true" text:style-name="L11">
        <text:list-item>
          <text:list>
            <text:list-item>
              <text:list>
                <text:list-item>
                  <text:p text:style-name="P56">csv : num of data (total) ==&gt; 289 → max = 280</text:p>
                </text:list-item>
                <text:list-item>
                  <text:p text:style-name="P56">exec </text:p>
                </text:list-item>
              </text:list>
            </text:list-item>
            <text:list-item>
              <text:p text:style-name="P56">T-2.2 : gen ==&gt; sheet</text:p>
              <text:list>
                <text:list-item>
                  <text:p text:style-name="P56">steps</text:p>
                  <text:list>
                    <text:list-item>
                      <text:p text:style-name="P56">DUP : sheet : 3</text:p>
                      <text:list>
                        <text:list-item>
                          <text:list>
                            <text:list-item>
                              <text:p text:style-name="P56">C:\WORKS_2\WS\WS_Others.JVEMV6\JVEMV6\44_currency\10_prog-php\2_tester</text:p>
                            </text:list-item>
                            <text:list-item>
                              <text:p text:style-name="P56">log_JVE_44_10_2.2.[session-50~].ods</text:p>
                            </text:list-item>
                          </text:list>
                        </text:list-item>
                        <text:list-item>
                          <text:p text:style-name="P56">M – m &gt; c &gt; Ret</text:p>
                        </text:list-item>
                      </text:list>
                    </text:list-item>
                    <text:list-item>
                      <text:p text:style-name="P56">rename ==&gt; “4”</text:p>
                    </text:list-item>
                    <text:list-item>
                      <text:p text:style-name="P56">delete ==&gt; data area </text:p>
                    </text:list-item>
                    <text:list-item>
                      <text:p text:style-name="P56">C/P : data (unicode)</text:p>
                    </text:list-item>
                    <text:list-item>
                      <text:p text:style-name="P56">sort : gain/loss ~ start-BB.loc</text:p>
                      <text:list>
                        <text:list-item>
                          <text:p text:style-name="P56">col : P, D</text:p>
                        </text:list-item>
                        <text:list-item>
                          <text:p text:style-name="P56">M – d &gt; s</text:p>
                        </text:list-item>
                      </text:list>
                    </text:list-item>
                    <text:list-item>
                      <text:p text:style-name="P57">edit data </text:p>
                      <text:list>
                        <text:list-item>
                          <text:p text:style-name="P56">address : total, gain, loss </text:p>
                        </text:list-item>
                        <text:list-item>
                          <text:p text:style-name="P56">area location ==&gt; total, g/l → $O$18, a.o.</text:p>
                        </text:list-item>
                        <text:list-item>
                          <text:p text:style-name="P56">loss/gain Z1 ~ Z6 </text:p>
                          <text:list>
                            <text:list-item>
                              <text:p text:style-name="P107">loss</text:p>
                            </text:list-item>
                            <text:list-item>
                              <text:p text:style-name="P107">gain</text:p>
                            </text:list-item>
                            <text:list-item>
                              <text:p text:style-name="P107">sum gain</text:p>
                            </text:list-item>
                            <text:list-item>
                              <text:p text:style-name="P107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T-2.3 : observe</text:p>
              <text:list>
                <text:list-item>
                  <text:p text:style-name="P107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2467157433436536952" text:style-name="L12">
        <text:list-item>
          <text:p text:style-name="P60">TASK : TASKS-39.2 (oth<text:span text:style-name="T23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5">10.2.2_52</text:span>---------------------------------------------------------------------------</text:p>
      <text:p text:style-name="P25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6658381232135397116" text:style-name="L13">
        <text:list-item>
          <text:p text:style-name="P61">REVIEW </text:p>
        </text:list-item>
        <text:list-item>
          <text:p text:style-name="P61">TASK : TASKS-39.2 (oth<text:span text:style-name="T23">er dates)</text:span></text:p>
          <text:list>
            <text:list-item>
              <text:p text:style-name="P61"><text:span text:style-name="T3">#_ </text:span><text:span text:style-name="T23">T-1.1</text:span></text:p>
              <text:list>
                <text:list-item>
                  <text:p text:style-name="P108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0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4588651" text:continue-numbering="true" text:style-name="L13">
        <text:list-item>
          <text:list>
            <text:list-item>
              <text:p text:style-name="P36">T-1.2 : gen ==&gt; sheet</text:p>
              <text:list>
                <text:list-item>
                  <text:p text:style-name="P61">steps </text:p>
                  <text:list>
                    <text:list-item>
                      <text:p text:style-name="P61">DUP : sheet : 5</text:p>
                      <text:list>
                        <text:list-item>
                          <text:list>
                            <text:list-item>
                              <text:p text:style-name="P61">C:\WORKS_2\WS\WS_Others.JVEMV6\JVEMV6\44_currency\10_prog-php\2_tester</text:p>
                            </text:list-item>
                            <text:list-item>
                              <text:p text:style-name="P61">log_JVE_44_10_2.2.[session-50~].ods</text:p>
                            </text:list-item>
                          </text:list>
                        </text:list-item>
                        <text:list-item>
                          <text:p text:style-name="P61">M – m &gt; c &gt; Ret</text:p>
                        </text:list-item>
                      </text:list>
                    </text:list-item>
                    <text:list-item>
                      <text:p text:style-name="P61">rename ==&gt; “5”</text:p>
                      <text:list>
                        <text:list-item>
                          <text:p text:style-name="P61">M – o &gt; s &gt; r</text:p>
                        </text:list-item>
                      </text:list>
                    </text:list-item>
                    <text:list-item>
                      <text:p text:style-name="P61">delete ==&gt; data area </text:p>
                    </text:list-item>
                    <text:list-item>
                      <text:p text:style-name="P61">C/P : data (unicode)</text:p>
                    </text:list-item>
                    <text:list-item>
                      <text:p text:style-name="P61">sort : gain/loss ~ start-BB.loc</text:p>
                      <text:list>
                        <text:list-item>
                          <text:p text:style-name="P61">col : P, D</text:p>
                        </text:list-item>
                        <text:list-item>
                          <text:p text:style-name="P61">M – d &gt; s</text:p>
                        </text:list-item>
                      </text:list>
                    </text:list-item>
                    <text:list-item>
                      <text:p text:style-name="P58">edit data </text:p>
                      <text:list>
                        <text:list-item>
                          <text:p text:style-name="P61"><text:soft-page-break/>address : total, gain, loss </text:p>
                        </text:list-item>
                        <text:list-item>
                          <text:p text:style-name="P61"><text:span text:style-name="T2">#_ </text:span>area location ==&gt; total, g/l → $O$18, a.o.</text:p>
                        </text:list-item>
                        <text:list-item>
                          <text:p text:style-name="P61">loss/gain Z1 ~ Z6 </text:p>
                          <text:list>
                            <text:list-item>
                              <text:p text:style-name="P108">loss</text:p>
                            </text:list-item>
                            <text:list-item>
                              <text:p text:style-name="P108">gain</text:p>
                            </text:list-item>
                            <text:list-item>
                              <text:p text:style-name="P108">sum gain</text:p>
                            </text:list-item>
                            <text:list-item>
                              <text:p text:style-name="P36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1.3 : observe</text:p>
              <text:list>
                <text:list-item>
                  <text:p text:style-name="P36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36">TASK-3 : TASKS-39.2 (other dates)</text:p>
          <text:list>
            <text:list-item>
              <text:p text:style-name="P36">==&gt; 5/15</text:p>
            </text:list-item>
            <text:list-item>
              <text:p text:style-name="P36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0">2</text:span><text:soft-page-break/><text:span text:style-name="T20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4611867" text:continue-numbering="true" text:style-name="L13">
        <text:list-item>
          <text:list>
            <text:list-item>
              <text:list>
                <text:list-item>
                  <text:p text:style-name="P61">csv : num of data (total) ==&gt; 289 → max = 280</text:p>
                </text:list-item>
                <text:list-item>
                  <text:p text:style-name="P61">exec </text:p>
                </text:list-item>
              </text:list>
            </text:list-item>
            <text:list-item>
              <text:p text:style-name="P61">T-3.2 : gen ==&gt; sheet </text:p>
              <text:list>
                <text:list-item>
                  <text:p text:style-name="P61">steps </text:p>
                  <text:list>
                    <text:list-item>
                      <text:p text:style-name="P61">DUP : sheet : 5 </text:p>
                      <text:list>
                        <text:list-item>
                          <text:list>
                            <text:list-item>
                              <text:p text:style-name="P61">C:\WORKS_2\WS\WS_Others.JVEMV6\JVEMV6\44_currency\10_prog-php\2_tester</text:p>
                            </text:list-item>
                            <text:list-item>
                              <text:p text:style-name="P61">log_JVE_44_10_2.2.[session-50~].ods</text:p>
                            </text:list-item>
                          </text:list>
                        </text:list-item>
                        <text:list-item>
                          <text:p text:style-name="P61">M – m &gt; c &gt; Ret</text:p>
                        </text:list-item>
                      </text:list>
                    </text:list-item>
                    <text:list-item>
                      <text:p text:style-name="P61">rename ==&gt; “6”</text:p>
                      <text:list>
                        <text:list-item>
                          <text:p text:style-name="P61">M – o &gt; s &gt; r</text:p>
                        </text:list-item>
                      </text:list>
                    </text:list-item>
                    <text:list-item>
                      <text:p text:style-name="P61">delete ==&gt; data area </text:p>
                    </text:list-item>
                    <text:list-item>
                      <text:p text:style-name="P61">C/P : data (unicode)</text:p>
                    </text:list-item>
                    <text:list-item>
                      <text:p text:style-name="P61">sort : gain/loss ~ start-BB.loc</text:p>
                      <text:list>
                        <text:list-item>
                          <text:p text:style-name="P61">col : P, D</text:p>
                        </text:list-item>
                        <text:list-item>
                          <text:p text:style-name="P61">M – d &gt; s</text:p>
                        </text:list-item>
                      </text:list>
                    </text:list-item>
                    <text:list-item>
                      <text:p text:style-name="P58">edit data </text:p>
                      <text:list>
                        <text:list-item>
                          <text:p text:style-name="P61">address : total, gain, loss </text:p>
                        </text:list-item>
                        <text:list-item>
                          <text:p text:style-name="P61">area location ==&gt; total, g/l → $O$18, a.o.</text:p>
                        </text:list-item>
                        <text:list-item>
                          <text:p text:style-name="P61">loss/gain Z1 ~ Z6 </text:p>
                          <text:list>
                            <text:list-item>
                              <text:p text:style-name="P108">loss</text:p>
                            </text:list-item>
                            <text:list-item>
                              <text:p text:style-name="P108">gain</text:p>
                            </text:list-item>
                            <text:list-item>
                              <text:p text:style-name="P108">sum gain</text:p>
                            </text:list-item>
                            <text:list-item>
                              <text:p text:style-name="P36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<text:soft-page-break/>T-1.3 : observe</text:p>
              <text:list>
                <text:list-item>
                  <text:p text:style-name="P36">gain – loss</text:p>
                </text:list-item>
                <text:list-item>
                  <text:p text:style-name="P36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6941708038269876979" text:style-name="L14">
        <text:list-item>
          <text:p text:style-name="P62">TASK : <text:span text:style-name="T23">TASKS-39.2 (other dates)</text:span></text:p>
          <text:list>
            <text:list-item>
              <text:list>
                <text:list-item>
                  <text:p text:style-name="P109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5">10.2.2_53</text:span>---------------------------------------------------------------------------</text:p>
      <text:p text:style-name="P25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3230385766800841827" text:style-name="L15">
        <text:list-item>
          <text:p text:style-name="P63">REVIEW </text:p>
        </text:list-item>
        <text:list-item>
          <text:p text:style-name="P63">TASK : <text:span text:style-name="T23">TASKS-39.2 (other dates)</text:span></text:p>
          <text:list>
            <text:list-item>
              <text:list>
                <text:list-item>
                  <text:p text:style-name="P110">==&gt; 5/18 ~ /21 </text:p>
                </text:list-item>
              </text:list>
            </text:list-item>
            <text:list-item>
              <text:p text:style-name="P110">T-1.1 : <text:s/>gen data ==&gt; 5/18 ~ /21</text:p>
              <text:list>
                <text:list-item>
                  <text:p text:style-name="P110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4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5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4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4601288" text:continue-numbering="true" text:style-name="L15">
        <text:list-item>
          <text:list>
            <text:list-item>
              <text:p text:style-name="P110">T-1.2 : gen ==&gt; sheet </text:p>
              <text:list>
                <text:list-item>
                  <text:p text:style-name="P63">steps </text:p>
                  <text:list>
                    <text:list-item>
                      <text:p text:style-name="P63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4584721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3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4605702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3">delete ==&gt; data area </text:p>
                    </text:list-item>
                    <text:list-item>
                      <text:p text:style-name="P63">C/P : data (unicode)</text:p>
                    </text:list-item>
                    <text:list-item>
                      <text:p text:style-name="P63">sort : gain/loss ~ start-BB.loc</text:p>
                      <text:list>
                        <text:list-item>
                          <text:p text:style-name="P63">col : P, D<text:tab/>(M – d &gt; s)</text:p>
                        </text:list-item>
                      </text:list>
                    </text:list-item>
                    <text:list-item>
                      <text:p text:style-name="P59"><text:soft-page-break/>edit data </text:p>
                      <text:list>
                        <text:list-item>
                          <text:p text:style-name="P59">steps</text:p>
                          <text:list>
                            <text:list-item>
                              <text:p text:style-name="P59">M – t &gt; q &gt; M – f (“<text:span text:style-name="T23">数式</text:span>”)</text:p>
                            </text:list-item>
                            <text:list-item>
                              <text:p text:style-name="P59">C/P ==&gt; prev/current addresses (paste values)</text:p>
                            </text:list-item>
                            <text:list-item>
                              <text:p text:style-name="P59">select ==&gt; O2:T15</text:p>
                            </text:list-item>
                            <text:list-item>
                              <text:p text:style-name="P59">replace</text:p>
                            </text:list-item>
                          </text:list>
                        </text:list-item>
                        <text:list-item>
                          <text:p text:style-name="P114">address : total, gain, loss </text:p>
                        </text:list-item>
                        <text:list-item>
                          <text:p text:style-name="P114"><text:span text:style-name="T1">#_ </text:span>area location ==&gt; total, g/l → $O$18, a.o.</text:p>
                        </text:list-item>
                        <text:list-item>
                          <text:p text:style-name="P114">loss/gain Z1 ~ Z6 </text:p>
                          <text:list>
                            <text:list-item>
                              <text:p text:style-name="P115">loss / gain</text:p>
                            </text:list-item>
                            <text:list-item>
                              <text:p text:style-name="P115">sum gain / sum loss</text:p>
                            </text:list-item>
                          </text:list>
                        </text:list-item>
                        <text:list-item>
                          <text:p text:style-name="P110">gen ==&gt; graph</text:p>
                          <text:list>
                            <text:list-item>
                              <text:p text:style-name="P110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T-1.3 : observe</text:p>
              <text:list>
                <text:list-item>
                  <text:p text:style-name="P110">gain – loss</text:p>
                  <text:list>
                    <text:list-item>
                      <text:p text:style-name="P110">5/18</text:p>
                    </text:list-item>
                    <text:list-item>
                      <text:p text:style-name="P110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110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110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110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110"/>
                    </text:list-item>
                  </text:list>
                </text:list-item>
                <text:list-item>
                  <text:p text:style-name="P110">5/13 ~ 5/18 ==&gt; Z4~6 は、　=&gt;　おしなべて、プラス</text:p>
                </text:list-item>
                <text:list-item>
                  <text:p text:style-name="P116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1785487193215011741" text:style-name="L16">
        <text:list-item>
          <text:p text:style-name="P117">TASK : <text:span text:style-name="T23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/>
      <text:p text:style-name="P9"><text:span text:style-name="T15">10.2.2_54</text:span>---------------------------------------------------------------------------</text:p>
      <text:p text:style-name="P25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7174951931820572544" text:style-name="L17">
        <text:list-item>
          <text:p text:style-name="P64">REVIEW </text:p>
        </text:list-item>
        <text:list-item>
          <text:p text:style-name="P64">TASK-1</text:p>
        </text:list-item>
      </text:list>
      <text:p text:style-name="P9">[next]</text:p>
      <text:list xml:id="list5182092908203377685" text:style-name="L18">
        <text:list-item>
          <text:p text:style-name="P65">TASK</text:p>
        </text:list-item>
      </text:list>
      <text:p text:style-name="P9">[further]</text:p>
      <text:p text:style-name="P10"><text:line-break/><text:span text:style-name="T16">[/ XXX] </text:span></text:p>
      <text:p text:style-name="P10"/>
      <text:p text:style-name="P10"/>
      <text:p text:style-name="P10"/>
      <text:p text:style-name="P9"><text:span text:style-name="T15">11.3.2_6</text:span>---------------------------------------------------------------------------</text:p>
      <text:p text:style-name="P24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4911568037583488344" text:style-name="L19">
        <text:list-item>
          <text:p text:style-name="P66">REVIEW </text:p>
          <text:list>
            <text:list-item>
              <text:p text:style-name="P66">==&gt; run ea</text:p>
            </text:list-item>
            <text:list-item>
              <text:p text:style-name="P66">TEST</text:p>
              <text:list>
                <text:list-item>
                  <text:p text:style-name="P66">s: “cond_OrderModify_3_Final :”</text:p>
                </text:list-item>
              </text:list>
            </text:list-item>
          </text:list>
        </text:list-item>
        <text:list-item>
          <text:p text:style-name="P66">TASK</text:p>
          <text:list>
            <text:list-item>
              <text:list>
                <text:list-item>
                  <text:p text:style-name="P66">if ==&gt; 2 conditions met → modify : current order (exec)</text:p>
                </text:list-item>
                <text:list-item>
                  <text:p text:style-name="P66">//next:20200820_122658</text:p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CODE</text:p>
                </text:list-item>
                <text:list-item>
                  <text:p text:style-name="P66"/>
                </text:list-item>
              </text:list>
            </text:list-item>
          </text:list>
        </text:list-item>
      </text:list>
      <text:p text:style-name="P9">[next]</text:p>
      <text:list xml:id="list1383810875722410949" text:style-name="L20">
        <text:list-item>
          <text:p text:style-name="P67">TASK</text:p>
          <text:list>
            <text:list-item>
              <text:list>
                <text:list-item>
                  <text:p text:style-name="P67">if ==&gt; 2 conditions met → modify : current order (exec)</text:p>
                </text:list-item>
                <text:list-item>
                  <text:p text:style-name="P67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5">11.3.2_7</text:span>---------------------------------------------------------------------------</text:p>
      <text:p text:style-name="P24">[8] res free# JVEMV6 44#11.3.2_X / 44. currency / 11. prog-mt4 / 3. ea / 2. ea-6 / 20200825_163141</text:p>
      <text:p text:style-name="P9"/>
      <text:p text:style-name="P9">[do] <text:span text:style-name="T2">#_ </text:span></text:p>
      <text:list xml:id="list7229645053591114267" text:style-name="L21">
        <text:list-item>
          <text:p text:style-name="P68"><text:soft-page-break/>REVIEW </text:p>
        </text:list-item>
        <text:list-item>
          <text:p text:style-name="P68">TASK-1</text:p>
          <text:list>
            <text:list-item>
              <text:list>
                <text:list-item>
                  <text:p text:style-name="P68">if ==&gt; 2 conditions met → modify : current order (exec)</text:p>
                </text:list-item>
                <text:list-item>
                  <text:p text:style-name="P68">//next:20200820_122658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CODE</text:p>
                  <text:list>
                    <text:list-item>
                      <text:p text:style-name="P68">comment out </text:p>
                    </text:list-item>
                    <text:list-item>
                      <text:p text:style-name="P68">debug lines</text:p>
                    </text:list-item>
                  </text:list>
                </text:list-item>
                <text:list-item>
                  <text:p text:style-name="P68">TEST</text:p>
                  <text:list>
                    <text:list-item>
                      <text:p text:style-name="P68">compile</text:p>
                    </text:list-item>
                    <text:list-item>
                      <text:p text:style-name="P68">run </text:p>
                      <text:list>
                        <text:list-item>
                          <text:p text:style-name="P68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73194824944284955" text:style-name="L22">
        <text:list-item>
          <text:p text:style-name="P69">TASK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6"/>
      <text:p text:style-name="P9"><text:span text:style-name="T15">6.2_X</text:span>---------------------------------------------------------------------------</text:p>
      <text:p text:style-name="P24">[1] res free# JVEMV6 44#6.2_X / 44. currency / 6. obs / 2. demo result data / 20200825_170320</text:p>
      <text:p text:style-name="P9"/>
      <text:p text:style-name="P9">[do] <text:span text:style-name="T2">#_ </text:span></text:p>
      <text:list xml:id="list6068940723320499589" text:style-name="L23">
        <text:list-item>
          <text:p text:style-name="P70">REVIEW </text:p>
        </text:list-item>
        <text:list-item>
          <text:p text:style-name="P70"><text:soft-page-break/>TASK-1 : prep : list</text:p>
          <text:list>
            <text:list-item>
              <text:p text:style-name="P70">T-1.1</text:p>
              <text:list>
                <text:list-item>
                  <text:p text:style-name="P70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4609201" text:continue-numbering="true" text:style-name="L23">
        <text:list-item>
          <text:list>
            <text:list-item>
              <text:list>
                <text:list-item>
                  <text:p text:style-name="P70"/>
                </text:list-item>
              </text:list>
            </text:list-item>
          </text:list>
        </text:list-item>
      </text:list>
      <text:p text:style-name="P9">[next]</text:p>
      <text:list xml:id="list568530363304121563" text:style-name="L24">
        <text:list-item>
          <text:p text:style-name="P71">TASK : continue ==&gt; from manual top line</text:p>
          <text:list>
            <text:list-item>
              <text:p text:style-name="P71">TASKS-27</text:p>
            </text:list-item>
          </text:list>
        </text:list-item>
      </text:list>
      <text:p text:style-name="P9">[further]</text:p>
      <text:p text:style-name="P9"><text:line-break/><text:span text:style-name="T16">[/ XXX] 20200825_171309</text:span></text:p>
      <text:p text:style-name="P9"/>
      <text:p text:style-name="P16"/>
      <text:p text:style-name="P9"><text:span text:style-name="T15">6.2_1</text:span>---------------------------------------------------------------------------</text:p>
      <text:p text:style-name="P24">[2] res free# JVEMV6 44#6.2_X / 44. currency / 6. obs / 2. demo result data / 20200826_150839</text:p>
      <text:p text:style-name="P9"/>
      <text:p text:style-name="P9">[do] <text:span text:style-name="T2">#_ </text:span></text:p>
      <text:list xml:id="list6428339478390052662" text:style-name="L25">
        <text:list-item>
          <text:p text:style-name="P72">REVIEW </text:p>
        </text:list-item>
        <text:list-item>
          <text:p text:style-name="P72">TASK-1 ==&gt; see : tasks-26_manual.odt</text:p>
          <text:list>
            <text:list-item>
              <text:p text:style-name="P72">T-1.1</text:p>
              <text:list>
                <text:list-item>
                  <text:p text:style-name="P72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4606069" text:continue-numbering="true" text:style-name="L25">
        <text:list-item>
          <text:p text:style-name="P72">[next]</text:p>
        </text:list-item>
      </text:list>
      <text:list xml:id="list2582426412617472230" text:style-name="L26">
        <text:list-item>
          <text:p text:style-name="P73">TASK : TASKS-42</text:p>
        </text:list-item>
      </text:list>
      <text:p text:style-name="P9">[further]</text:p>
      <text:p text:style-name="P9"><text:line-break/><text:span text:style-name="T16">[/ XXX] 20200826_162336</text:span></text:p>
      <text:p text:style-name="P9"/>
      <text:p text:style-name="P9"><text:span text:style-name="T15">6.2_2</text:span>---------------------------------------------------------------------------</text:p>
      <text:p text:style-name="P24">[3] res free# JVEMV6 44#6.2_X / 44. currency / 6. obs / 2. demo result data / 20200828_105232</text:p>
      <text:p text:style-name="P9"/>
      <text:p text:style-name="P9">[do] <text:span text:style-name="T2">#_ </text:span></text:p>
      <text:list xml:id="list7574167668844781595" text:style-name="L27">
        <text:list-item>
          <text:p text:style-name="P74">REVIEW </text:p>
        </text:list-item>
        <text:list-item>
          <text:p text:style-name="P74">TASK : TASKS-42</text:p>
          <text:list>
            <text:list-item>
              <text:p text:style-name="P74">T-1.1</text:p>
              <text:list>
                <text:list-item>
                  <text:p text:style-name="P74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1843153747628659816" text:style-name="L28">
        <text:list-item>
          <text:p text:style-name="P75">TASK : TASKS-44 : add : “BUY” or “SELL”</text:p>
        </text:list-item>
        <text:list-item>
          <text:p text:style-name="P75">TASK : TASKS-43 : trade result list ==&gt; observe</text:p>
          <text:list>
            <text:list-item>
              <text:p text:style-name="P75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5">6.2.4_X</text:span>---------------------------------------------------------------------------</text:p>
      <text:p text:style-name="P24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1516450815447545120" text:style-name="L29">
        <text:list-item>
          <text:p text:style-name="P76">REVIEW </text:p>
        </text:list-item>
        <text:list-item>
          <text:p text:style-name="P76"><text:span text:style-name="T2">#_ </text:span>TASK : TASKS-44 : add : “BUY” or “SELL”</text:p>
          <text:list>
            <text:list-item>
              <text:p text:style-name="P76">T-1.1</text:p>
              <text:list>
                <text:list-item>
                  <text:p text:style-name="P76"><text:span text:style-name="T2">#_ </text:span>review : util_3__Gen_Trading_Result_List (FxUtilitiesController)</text:p>
                  <text:list>
                    <text:list-item>
                      <text:p text:style-name="P76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76">prep : meta info / file : open / … / meta / body / … / source file / </text:p>
                    </text:list-item>
                  </text:list>
                </text:list-item>
                <text:list-item>
                  <text:p text:style-name="P76"><text:span text:style-name="T2">#_ </text:span>review : LibFxAdmin::get_LO_Tickets_From_Tickets_Data_File </text:p>
                  <text:list>
                    <text:list-item>
                      <text:p text:style-name="P76">file : load lines / … / load : lines / lines == filter</text:p>
                    </text:list-item>
                  </text:list>
                </text:list-item>
                <text:list-item>
                  <text:p text:style-name="P76"><text:span text:style-name="T2">#_ </text:span>review : Libfx::get_ListOf_Orders_From_Statement__ListOf_Tokens </text:p>
                  <text:list>
                    <text:list-item>
                      <text:p text:style-name="P76"><text:soft-page-break/>prep : vars / html : parse / … / convert : TRs ==&gt; tokens</text:p>
                    </text:list-item>
                  </text:list>
                </text:list-item>
                <text:list-item>
                  <text:p text:style-name="P76"><text:span text:style-name="T2">#_ </text:span>review : util_3__Gen_Trading_Result_List (continue)</text:p>
                  <text:list>
                    <text:list-item>
                      <text:p text:style-name="P76">//code:20200829_111212</text:p>
                    </text:list-item>
                    <text:list-item>
                      <text:p text:style-name="P76">//test:20200829_112126</text:p>
                    </text:list-item>
                  </text:list>
                </text:list-item>
                <text:list-item>
                  <text:p text:style-name="P76">review : get_ListOf_Orders_From_Statement__ListOf_Tokens</text:p>
                  <text:list>
                    <text:list-item>
                      <text:list>
                        <text:list-item>
                          <text:p text:style-name="P76">//marker:20200829_112857 </text:p>
                        </text:list-item>
                      </text:list>
                    </text:list-item>
                    <text:list-item>
                      <text:p text:style-name="P76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76">TRY : review directory </text:p>
                        </text:list-item>
                        <text:list-item>
                          <text:p text:style-name="P76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7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4612494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6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CODE : //code:20200829_110037</text:p>
                </text:list-item>
                <text:list-item>
                  <text:p text:style-name="P76"><text:soft-page-break/>TEST</text:p>
                  <text:list>
                    <text:list-item>
                      <text:p text:style-name="P76">=&gt; log file : [ea-4_tester-1].(20200507_140530).(combined-data).(XXX).dat</text:p>
                    </text:list-item>
                    <text:list-item>
                      <text:p text:style-name="P76">==&gt; OK</text:p>
                    </text:list-item>
                  </text:list>
                </text:list-item>
                <text:list-item>
                  <text:p text:style-name="P76">SEG-2 : add column names → (combined-data).(XXX).dat</text:p>
                  <text:list>
                    <text:list-item>
                      <text:p text:style-name="P76">CODE : //code:20200829_114700</text:p>
                    </text:list-item>
                    <text:list-item>
                      <text:p text:style-name="P76">TEST ==&gt; OK</text:p>
                      <text:list>
                        <text:list-item>
                          <text:p text:style-name="P76">review : LibFxAdmin::get_Meta_Info_From_Tickets_Data_File</text:p>
                          <text:list>
                            <text:list-item>
                              <text:p text:style-name="P76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TASK : TASKS-43 : trade result list ==&gt; observe </text:p>
          <text:list>
            <text:list-item>
              <text:p text:style-name="P76">8/26, 8/27</text:p>
            </text:list-item>
          </text:list>
        </text:list-item>
      </text:list>
      <text:p text:style-name="P9"/>
      <text:p text:style-name="P9">[next]</text:p>
      <text:list xml:id="list5839090073876686330" text:style-name="L30">
        <text:list-item>
          <text:p text:style-name="P77">TASK : TASKS-43 : trade result list ==&gt; observe </text:p>
          <text:list>
            <text:list-item>
              <text:p text:style-name="P77">8/26, 8/27</text:p>
            </text:list-item>
          </text:list>
        </text:list-item>
      </text:list>
      <text:p text:style-name="P9">[further]</text:p>
      <text:p text:style-name="P9"><text:line-break/><text:span text:style-name="T16">[/ XXX] 20200829_115228</text:span></text:p>
      <text:p text:style-name="P9"/>
      <text:p text:style-name="P16"/>
      <text:p text:style-name="P9"><text:span text:style-name="T15">6.2.4_4.1</text:span>---------------------------------------------------------------------------</text:p>
      <text:p text:style-name="P24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8514403168770195656" text:style-name="L31">
        <text:list-item>
          <text:p text:style-name="P78">REVIEW </text:p>
        </text:list-item>
        <text:list-item>
          <text:p text:style-name="P78">TASK-1</text:p>
        </text:list-item>
      </text:list>
      <text:p text:style-name="P9">[next]</text:p>
      <text:list xml:id="list6998336406522343951" text:style-name="L32">
        <text:list-item>
          <text:p text:style-name="P79">TASK<text:span text:style-name="T23"> : TASKS-43 : trade result list ==&gt; observe </text:span></text:p>
          <text:list>
            <text:list-item>
              <text:p text:style-name="P111">8/27</text:p>
            </text:list-item>
          </text:list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6"/>
      <text:p text:style-name="P9"><text:span text:style-name="T15">6.2.4_4.1</text:span>---------------------------------------------------------------------------</text:p>
      <text:p text:style-name="P24">[5] res free# JVEMV6 44#6.2_X / 44. currency / 6. obs / 2. demo result data / 20200831_111124</text:p>
      <text:p text:style-name="P9"/>
      <text:p text:style-name="P9">[do] <text:span text:style-name="T2">#_ </text:span></text:p>
      <text:list xml:id="list3993229417269127336" text:style-name="L33">
        <text:list-item>
          <text:p text:style-name="P80">REVIEW </text:p>
        </text:list-item>
        <text:list-item>
          <text:p text:style-name="P80"><text:span text:style-name="T2">#_ </text:span>TASK<text:span text:style-name="T23"> : TASKS-43 : trade result list ==&gt; observe </text:span></text:p>
          <text:list>
            <text:list-item>
              <text:list>
                <text:list-item>
                  <text:p text:style-name="P112">8/27 : 20200827_050324[eap-2.id-1].[AUDJPY-5].dir</text:p>
                </text:list-item>
              </text:list>
            </text:list-item>
            <text:list-item>
              <text:p text:style-name="P112">==&gt; gen sheet only</text:p>
            </text:list-item>
          </text:list>
        </text:list-item>
        <text:list-item>
          <text:p text:style-name="P112">TASK : TASKS-43 : trade result list ==&gt; gen sheet</text:p>
          <text:list>
            <text:list-item>
              <text:p text:style-name="P112">20200827_181903[eap-2.id-1].[AUDJPY-5].dir</text:p>
            </text:list-item>
            <text:list-item>
              <text:p text:style-name="P112">gen ==&gt; combined list</text:p>
            </text:list-item>
            <text:list-item>
              <text:p text:style-name="P112"><text:soft-page-break/>==&gt; DROP : data not properly gen-ed (tickets data)</text:p>
            </text:list-item>
          </text:list>
        </text:list-item>
      </text:list>
      <text:p text:style-name="P9">[next]</text:p>
      <text:list xml:id="list2360686667367028468" text:style-name="L34">
        <text:list-item>
          <text:p text:style-name="P81">TASK : TASKS-43 : observe</text:p>
          <text:list>
            <text:list-item>
              <text:p text:style-name="P81">log_JVE_44_6_2.[session-2~].ods / sheet : 2 / [ea-4_tester-1].(20200825_111429).(tickets-data).log</text:p>
            </text:list-item>
            <text:list-item>
              <text:p text:style-name="P81">log_JVE_44_6_2.[session-2~].ods / sheet : 3 / [ea-4_tester-1].(20200826_114239).(tickets-data).log</text:p>
            </text:list-item>
            <text:list-item>
              <text:p text:style-name="P81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6">[/ XXX] 20200831_121132</text:span></text:p>
      <text:p text:style-name="P9"/>
      <text:p text:style-name="P16"/>
      <text:p text:style-name="P9"><text:span text:style-name="T15">6.2.4_5</text:span>---------------------------------------------------------------------------</text:p>
      <text:p text:style-name="P24">[6] res free# JVEMV6 44#6.2_X / 44. currency / 6. obs / 2. demo result data / 20200901_131053</text:p>
      <text:p text:style-name="P9"/>
      <text:p text:style-name="P9">[do] <text:span text:style-name="T2">#_ </text:span></text:p>
      <text:list xml:id="list8177351330206917274" text:style-name="L35">
        <text:list-item>
          <text:p text:style-name="P82">REVIEW </text:p>
        </text:list-item>
        <text:list-item>
          <text:p text:style-name="P82">TASK-1</text:p>
          <text:list>
            <text:list-item>
              <text:p text:style-name="P82">sheet</text:p>
            </text:list-item>
          </text:list>
        </text:list-item>
      </text:list>
      <text:p text:style-name="P9">[next]</text:p>
      <text:list xml:id="list1495350585719016748" text:style-name="L36">
        <text:list-item>
          <text:p text:style-name="P83">TASK : TASKS-45</text:p>
          <text:list>
            <text:list-item>
              <text:p text:style-name="P83">starting location ==&gt; search</text:p>
            </text:list-item>
            <text:list-item>
              <text:p text:style-name="P83"><text:soft-page-break/>session id ==&gt; 7.1, 7.2,...</text:p>
            </text:list-item>
          </text:list>
        </text:list-item>
      </text:list>
      <text:p text:style-name="P9">[further]</text:p>
      <text:p text:style-name="P9"><text:line-break/><text:span text:style-name="T16">[/ XXX] 20200901_140905</text:span></text:p>
      <text:p text:style-name="P9"/>
      <text:p text:style-name="P16"/>
      <text:p text:style-name="P9"><text:span text:style-name="T15">6.2.4_6</text:span>---------------------------------------------------------------------------</text:p>
      <text:p text:style-name="P24">[7.1] res free# JVEMV6 44#6.2_X / 44. currency / 6. obs / 2. demo result data / 7. add id account / 20200902_130922</text:p>
      <text:p text:style-name="P9"/>
      <text:p text:style-name="P9">[do] <text:span text:style-name="T2">#_ </text:span></text:p>
      <text:list xml:id="list4054610548581153362" text:style-name="L37">
        <text:list-item>
          <text:p text:style-name="P84">REVIEW </text:p>
        </text:list-item>
        <text:list-item>
          <text:p text:style-name="P84">TASK : TASKS-45</text:p>
          <text:list>
            <text:list-item>
              <text:list>
                <text:list-item>
                  <text:p text:style-name="P84">starting location ==&gt; search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CODE : //code:20200902_131317</text:p>
                  <text:list>
                    <text:list-item>
                      <text:p text:style-name="P84">ref : Libfx::get_ListOf_Orders_From_Statement__ListOf_Tokens</text:p>
                    </text:list-item>
                    <text:list-item>
                      <text:p text:style-name="P84">new FUNC : Libfx::get_Account_Id_From_Statement__ListOf_Tokens</text:p>
                      <text:list>
                        <text:list-item>
                          <text:p text:style-name="P84">DUP</text:p>
                        </text:list-item>
                      </text:list>
                    </text:list-item>
                  </text:list>
                </text:list-item>
                <text:list-item>
                  <text:p text:style-name="P84">TEST </text:p>
                  <text:list>
                    <text:list-item>
                      <text:p text:style-name="P84">comment out</text:p>
                      <text:list>
                        <text:list-item>
                          <text:p text:style-name="P84"><text:soft-page-break/>//debug:20200902_133409</text:p>
                        </text:list-item>
                        <text:list-item>
                          <text:p text:style-name="P84">//debug:20200902_133713</text:p>
                        </text:list-item>
                      </text:list>
                    </text:list-item>
                    <text:list-item>
                      <text:p text:style-name="P84">debug return ==&gt; //debug:20200902_133455</text:p>
                    </text:list-item>
                    <text:list-item>
                      <text:p text:style-name="P84">===&gt; OK</text:p>
                    </text:list-item>
                  </text:list>
                </text:list-item>
                <text:list-item>
                  <text:p text:style-name="P84">POST-TEST</text:p>
                  <text:list>
                    <text:list-item>
                      <text:p text:style-name="P84">comment in</text:p>
                      <text:list>
                        <text:list-item>
                          <text:p text:style-name="P84"><text:span text:style-name="T2">#_ </text:span>//debug:20200902_133409</text:p>
                        </text:list-item>
                        <text:list-item>
                          <text:p text:style-name="P84"><text:span text:style-name="T2">#_ </text:span>//debug:20200902_133713 </text:p>
                        </text:list-item>
                      </text:list>
                    </text:list-item>
                    <text:list-item>
                      <text:p text:style-name="P84">comment out</text:p>
                      <text:list>
                        <text:list-item>
                          <text:p text:style-name="P84"><text:span text:style-name="T2">#_ </text:span>//debug:20200902_13345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2 : write to log ==&gt; acc<text:span text:style-name="T23">ount id</text:span></text:p>
              <text:list>
                <text:list-item>
                  <text:p text:style-name="P84">CODE : //code:20200902_135521 </text:p>
                </text:list-item>
                <text:list-item>
                  <text:p text:style-name="P84">TEST</text:p>
                  <text:list>
                    <text:list-item>
                      <text:p text:style-name="P84">==&gt; C:\Users\iwabuchiken\AppData\Roaming\MetaQuotes\Terminal\34B08C83A5AAE27A4079DE708E60511E\MQL4\Files\Logs\20200831_110825[eap-2.id-1].[AUDJPY-5].dir\[ea-4_tester-1].(20200507_140530).(combined-data).(20200902_135547_975877).dat</text:p>
                    </text:list-item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 </text:p>
      <text:list xml:id="list1011506332409256403" text:style-name="L38">
        <text:list-item>
          <text:p text:style-name="P85">TASK : session-7 (this) ==&gt; COMP</text:p>
        </text:list-item>
        <text:list-item>
          <text:p text:style-name="P85">TASK : continue → gen combined list : </text:p>
          <text:list>
            <text:list-item>
              <text:p text:style-name="P85">20200828_083759[eap-2.id-1].[AUDJPY-5].dir<text:tab/>note</text:p>
            </text:list-item>
            <text:list-item>
              <text:p text:style-name="P85">20200831_120104[eap-2.id-1].[AUDJPY-5].dir<text:tab/>desktop</text:p>
            </text:list-item>
            <text:list-item>
              <text:p text:style-name="P85">20200901_093932[eap-2.id-1].[AUDJPY-5].dir<text:tab/>desktop, <text:soft-page-break/>statemet → not yet</text:p>
            </text:list-item>
            <text:list-item>
              <text:p text:style-name="P85">20200901_XXXX<text:tab/>note</text:p>
            </text:list-item>
          </text:list>
        </text:list-item>
      </text:list>
      <text:p text:style-name="P9">[further]</text:p>
      <text:p text:style-name="P9"><text:line-break/><text:span text:style-name="T16">[/ XXX] 20200902_140826</text:span></text:p>
      <text:p text:style-name="P9"/>
      <text:p text:style-name="P16"/>
      <text:p text:style-name="P9"><text:span text:style-name="T15">6.2.4_7.1</text:span>---------------------------------------------------------------------------</text:p>
      <text:p text:style-name="P24">[8] res free# JVEMV6 44#6.2_X / 44. currency / 6. obs / 2. demo result data / 20200903_111321</text:p>
      <text:p text:style-name="P9"/>
      <text:p text:style-name="P9">[do] <text:span text:style-name="T2">#_ </text:span></text:p>
      <text:list xml:id="list6595795370092857766" text:style-name="L39">
        <text:list-item>
          <text:p text:style-name="P86">REVIEW </text:p>
        </text:list-item>
        <text:list-item>
          <text:p text:style-name="P86">TASK : continue → gen combined list : </text:p>
          <text:list>
            <text:list-item>
              <text:list>
                <text:list-item>
                  <text:p text:style-name="P86"><text:span text:style-name="T2">#_ </text:span>20200828_083759[eap-2.id-1].[AUDJPY-5].dir<text:tab/>note</text:p>
                </text:list-item>
                <text:list-item>
                  <text:p text:style-name="P118">20200831_120104[eap-2.id-1].[AUDJPY-5].dir<text:tab/>desktop</text:p>
                </text:list-item>
                <text:list-item>
                  <text:p text:style-name="P118">20200901_093932[eap-2.id-1].[AUDJPY-5].dir<text:tab/>desktop, statemet → not yet</text:p>
                </text:list-item>
                <text:list-item>
                  <text:p text:style-name="P118">20200901_XXXX<text:tab/>note</text:p>
                </text:list-item>
              </text:list>
            </text:list-item>
            <text:list-item>
              <text:p text:style-name="P86"><text:span text:style-name="T2">#_ </text:span>T-1.1 : 20200828_083759[eap-2.id-1].[AUDJPY-5].dir<text:tab/>note </text:p>
            </text:list-item>
          </text:list>
        </text:list-item>
      </text:list>
      <text:p text:style-name="P9"/>
      <text:p text:style-name="P9">[next]</text:p>
      <text:list xml:id="list8749894647558014709" text:style-name="L40">
        <text:list-item>
          <text:p text:style-name="P87">TASK : continue → gen combined list : </text:p>
          <text:list>
            <text:list-item>
              <text:list>
                <text:list-item>
                  <text:p text:style-name="P87"><text:soft-page-break/>20200831_120104[eap-2.id-1].[AUDJPY-5].dir<text:tab/>desktop</text:p>
                </text:list-item>
                <text:list-item>
                  <text:p text:style-name="P87">20200901_093932[eap-2.id-1].[AUDJPY-5].dir<text:tab/>desktop, statemet → not yet</text:p>
                </text:list-item>
                <text:list-item>
                  <text:p text:style-name="P87">20200901_XXXX<text:tab/>note</text:p>
                </text:list-item>
              </text:list>
            </text:list-item>
          </text:list>
        </text:list-item>
        <text:list-item>
          <text:p text:style-name="P87">TASK : observation</text:p>
          <text:list>
            <text:list-item>
              <text:p text:style-name="P87">like this time, again, ==&gt; micro comparison</text:p>
            </text:list-item>
          </text:list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6"/>
      <text:p text:style-name="P9"><text:span text:style-name="T15">6.2.4_8</text:span>---------------------------------------------------------------------------</text:p>
      <text:p text:style-name="P24">[9] res free# JVEMV6 44#6.2_X / 44. currency / 6. obs / 2. demo result data / 20200904_105836</text:p>
      <text:p text:style-name="P9"/>
      <text:p text:style-name="P9">[do] <text:span text:style-name="T2">#_ </text:span></text:p>
      <text:list xml:id="list239494479060317030" text:style-name="L41">
        <text:list-item>
          <text:p text:style-name="P88">REVIEW </text:p>
        </text:list-item>
        <text:list-item>
          <text:p text:style-name="P88">TASK : continue → gen combined list : </text:p>
          <text:list>
            <text:list-item>
              <text:list>
                <text:list-item>
                  <text:p text:style-name="P88"><text:span text:style-name="T2">#_ </text:span>20200831_120104[eap-2.id-1].[AUDJPY-5].dir<text:tab/>desktop</text:p>
                </text:list-item>
                <text:list-item>
                  <text:p text:style-name="P88"><text:span text:style-name="T2">#_ </text:span>20200901_093932[eap-2.id-1].[AUDJPY-5].dir<text:tab/>desktop, statemet → not yet</text:p>
                </text:list-item>
                <text:list-item>
                  <text:p text:style-name="P119">20200901_XXXX<text:tab/>note</text:p>
                </text:list-item>
              </text:list>
            </text:list-item>
            <text:list-item>
              <text:p text:style-name="P88"><text:span text:style-name="T2">#_ </text:span>T-1.1 : 20200831_120104[eap-2.id-1].[AUDJPY-5].dir<text:soft-page-break/><text:tab/>desktop </text:p>
            </text:list-item>
            <text:list-item>
              <text:p text:style-name="P88"><text:span text:style-name="T2">#_ </text:span>T-1.2 : 20200901_093932[eap-2.id-1].[AUDJPY-5].dir desktop, statemet → not yet</text:p>
              <text:list>
                <text:list-item>
                  <text:p text:style-name="P88"/>
                </text:list-item>
              </text:list>
            </text:list-item>
          </text:list>
        </text:list-item>
        <text:list-item>
          <text:p text:style-name="P88">TASK : observation</text:p>
          <text:list>
            <text:list-item>
              <text:p text:style-name="P88">like this time, again, ==&gt; micro comparison</text:p>
            </text:list-item>
          </text:list>
        </text:list-item>
      </text:list>
      <text:p text:style-name="P9">[next]</text:p>
      <text:list xml:id="list974357032390567155" text:style-name="L42">
        <text:list-item>
          <text:p text:style-name="P89">TASK : 20200901_XXXX<text:tab/><text:tab/>note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6"/>
      <text:p text:style-name="P9"><text:span text:style-name="T15">6.2.4_9</text:span>---------------------------------------------------------------------------</text:p>
      <text:p text:style-name="P24">[10] res free# JVEMV6 44#6.2_X / 44. currency / 6. obs / 2. demo result data / 20200905_160427</text:p>
      <text:p text:style-name="P9"/>
      <text:p text:style-name="P9">[do] <text:span text:style-name="T2">#_ </text:span></text:p>
      <text:list xml:id="list140405529683115369" text:style-name="L43">
        <text:list-item>
          <text:p text:style-name="P90">REVIEW </text:p>
        </text:list-item>
        <text:list-item>
          <text:p text:style-name="P90"><text:span text:style-name="T2">#_ </text:span>TASK : 20200901_XXXX<text:tab/><text:tab/>note </text:p>
        </text:list-item>
        <text:list-item>
          <text:p text:style-name="P90"><text:span text:style-name="T2">#_ </text:span>TASK-2 : [ea-6_tester-1].(20200903_093913).(tickets-data).log</text:p>
        </text:list-item>
      </text:list>
      <text:p text:style-name="P9">[next]</text:p>
      <text:list xml:id="list5656082329034223204" text:style-name="L44">
        <text:list-item>
          <text:p text:style-name="P91">TASK</text:p>
          <text:list>
            <text:list-item>
              <text:p text:style-name="P91">desktop ==&gt; 20200904_094034[eap-2.id-1].[AUDJPY-5].dir</text:p>
            </text:list-item>
            <text:list-item>
              <text:p text:style-name="P91"><text:soft-page-break/>note ==&gt; 0901 ~</text:p>
            </text:list-item>
          </text:list>
        </text:list-item>
      </text:list>
      <text:p text:style-name="P9">[further]</text:p>
      <text:p text:style-name="P20"><text:line-break/><text:span text:style-name="T16">[/ XXX] 20200905_165335</text:span></text:p>
      <text:p text:style-name="P9"/>
      <text:p text:style-name="P16"/>
      <text:p text:style-name="P9"><text:span text:style-name="T15">6.2.4_10</text:span>---------------------------------------------------------------------------</text:p>
      <text:p text:style-name="P24">[11] res free# JVEMV6 44#6.2_X / 44. currency / 6. obs / 2. demo result data / 20200906_101913</text:p>
      <text:p text:style-name="P9"/>
      <text:p text:style-name="P9">[do] <text:span text:style-name="T2">#_ </text:span></text:p>
      <text:list xml:id="list3446721509836288686" text:style-name="L45">
        <text:list-item>
          <text:p text:style-name="P92">REVIEW </text:p>
        </text:list-item>
        <text:list-item>
          <text:p text:style-name="P92">TASK-1</text:p>
          <text:list>
            <text:list-item>
              <text:list>
                <text:list-item>
                  <text:p text:style-name="P92">desktop ==&gt; 20200904_094034[eap-2.id-1].[AUDJPY-5].dir</text:p>
                </text:list-item>
                <text:list-item>
                  <text:p text:style-name="P92">note ==&gt; 0901 ~</text:p>
                </text:list-item>
              </text:list>
            </text:list-item>
            <text:list-item>
              <text:p text:style-name="P92"><text:span text:style-name="T2">#_ </text:span>T-1.1 : 20200904_094034[eap-2.id-1].[AUDJPY-5].dir</text:p>
            </text:list-item>
            <text:list-item>
              <text:p text:style-name="P92"><text:span text:style-name="T2">#_ </text:span>T-1.2 : 20200904_214909[eap-2.id-1].[USDJPY-5].dir</text:p>
            </text:list-item>
          </text:list>
        </text:list-item>
      </text:list>
      <text:p text:style-name="P9"/>
      <text:p text:style-name="P9">[next]</text:p>
      <text:list xml:id="list7577381772257974539" text:style-name="L46">
        <text:list-item>
          <text:p text:style-name="P93">TASK : C:\Users\iwabuchiken\AppData\Roaming\MetaQuotes\Terminal\34B08C83A5AAE27A4079DE708E60511E\MQL4\Files\Logs</text:p>
          <text:list>
            <text:list-item>
              <text:p text:style-name="P93">20200901_093752[eap-2.id-1].[AUDJPY-5].dir</text:p>
            </text:list-item>
            <text:list-item>
              <text:p text:style-name="P93">20200902_101208[eap-2.id-1].[AUDJPY-5].dir</text:p>
            </text:list-item>
            <text:list-item>
              <text:p text:style-name="P93"><text:soft-page-break/>20200903_093746[eap-2.id-1].[AUDJPY-5].dir</text:p>
            </text:list-item>
            <text:list-item>
              <text:p text:style-name="P93">20200904_094441[eap-2.id-1].[AUDJPY-5].dir</text:p>
            </text:list-item>
            <text:list-item>
              <text:p text:style-name="P93">20200904_221423[eap-2.id-1].[USDJPY-5].dir</text:p>
            </text:list-item>
          </text:list>
        </text:list-item>
        <text:list-item>
          <text:p text:style-name="P93">TASK-2 : TASKS-46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6"/>
      <text:p text:style-name="P9"><text:span text:style-name="T15">6.2.4_11</text:span>---------------------------------------------------------------------------</text:p>
      <text:p text:style-name="P24">[12] res free# JVEMV6 44#6.2_X / 44. currency / 6. obs / 2. demo result data / 20200907_165056</text:p>
      <text:p text:style-name="P9"/>
      <text:p text:style-name="P9">[do] <text:span text:style-name="T2">#_ </text:span></text:p>
      <text:list xml:id="list2922410655945521369" text:style-name="L47">
        <text:list-item>
          <text:p text:style-name="P94">REVIEW </text:p>
        </text:list-item>
        <text:list-item>
          <text:p text:style-name="P94">TASK : C:\Users\iwabuchiken\AppData\Roaming\MetaQuotes\Terminal\34B08C83A5AAE27A4079DE708E60511E\MQL4\Files\Logs</text:p>
          <text:list>
            <text:list-item>
              <text:list>
                <text:list-item>
                  <text:p text:style-name="P94">20200901_093752[eap-2.id-1].[AUDJPY-5].dir</text:p>
                </text:list-item>
                <text:list-item>
                  <text:p text:style-name="P120">20200902_101208[eap-2.id-1].[AUDJPY-5].dir</text:p>
                </text:list-item>
                <text:list-item>
                  <text:p text:style-name="P120">20200903_093746[eap-2.id-1].[AUDJPY-5].dir</text:p>
                </text:list-item>
                <text:list-item>
                  <text:p text:style-name="P120">20200904_094441[eap-2.id-1].[AUDJPY-5].dir</text:p>
                </text:list-item>
                <text:list-item>
                  <text:p text:style-name="P120">20200904_221423[eap-2.id-1].[USDJPY-5].dir</text:p>
                </text:list-item>
              </text:list>
            </text:list-item>
            <text:list-item>
              <text:p text:style-name="P94">T-1.1 : 20200901_093752[eap-2.id-1].[AUDJPY-5].dir</text:p>
              <text:list>
                <text:list-item>
                  <text:p text:style-name="P94"/>
                </text:list-item>
              </text:list>
            </text:list-item>
          </text:list>
        </text:list-item>
        <text:list-item>
          <text:p text:style-name="P94"><text:soft-page-break/>TASK-2 : TASKS-46</text:p>
        </text:list-item>
      </text:list>
      <text:p text:style-name="P9">[next]</text:p>
      <text:list xml:id="list7862432850901574141" text:style-name="L48">
        <text:list-item>
          <text:p text:style-name="P95">TASK : TASKS-26 (==&gt; the task code)</text:p>
          <text:list>
            <text:list-item>
              <text:list>
                <text:list-item>
                  <text:p text:style-name="P95">20200902_101208[eap-2.id-1].[AUDJPY-5].dir</text:p>
                </text:list-item>
                <text:list-item>
                  <text:p text:style-name="P95">20200903_093746[eap-2.id-1].[AUDJPY-5].dir</text:p>
                </text:list-item>
                <text:list-item>
                  <text:p text:style-name="P95">20200904_094441[eap-2.id-1].[AUDJPY-5].dir</text:p>
                </text:list-item>
                <text:list-item>
                  <text:p text:style-name="P95">20200904_221423[eap-2.id-1].[USDJPY-5].dir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6"/>
      <text:p text:style-name="P21"><text:span text:style-name="T9">12.3_X</text:span><text:span text:style-name="T7">---------------------------------------------------------------------------</text:span></text:p>
      <text:p text:style-name="P24">[1] res free# JVEMV6 44#12.3_X / 44. currency / 12. admin / 3. setup one more mt4 in note-pc / 20200908_100026</text:p>
      <text:p text:style-name="P113"/>
      <text:p text:style-name="P9">[do] <text:span text:style-name="T2">#_ </text:span></text:p>
      <text:list xml:id="list7509876305610114943" text:style-name="L49">
        <text:list-item>
          <text:p text:style-name="P96">REVIEW </text:p>
        </text:list-item>
        <text:list-item>
          <text:p text:style-name="P96">TASK-1 : TASKS-47</text:p>
          <text:list>
            <text:list-item>
              <text:list>
                <text:list-item>
                  <text:p text:style-name="P96">ref : C:\WORKS_2\shortcuts_docs\log_[20200907_132736].[fx_use-other-terminal].txt</text:p>
                </text:list-item>
              </text:list>
            </text:list-item>
          </text:list>
        </text:list-item>
      </text:list>
      <text:p text:style-name="P9">[next]</text:p>
      <text:list xml:id="list3414555469441914537" text:style-name="L50">
        <text:list-item>
          <text:p text:style-name="P97">TASK</text:p>
        </text:list-item>
      </text:list>
      <text:p text:style-name="P9">[further]</text:p>
      <text:p text:style-name="P9"><text:soft-page-break/><text:span text:style-name="T8"><text:line-break/></text:span><text:span text:style-name="T17">[/ XXX] 20200908_105620</text:span></text:p>
      <text:p text:style-name="P113"/>
      <text:p text:style-name="P16"/>
      <text:p text:style-name="P21"><text:span text:style-name="T9">12.3_1</text:span><text:span text:style-name="T7">---------------------------------------------------------------------------</text:span></text:p>
      <text:p text:style-name="P24">[2] res free# JVEMV6 44#12.3_X / 44. currency / 12. admin / 3. setup one more mt4 in note-pc / 20200909_114255</text:p>
      <text:p text:style-name="P113">aaa</text:p>
      <text:p text:style-name="P9">[do] <text:span text:style-name="T2">#_ </text:span></text:p>
      <text:list xml:id="list4721946167270923178" text:style-name="L51">
        <text:list-item>
          <text:p text:style-name="P98">REVIEW </text:p>
        </text:list-item>
        <text:list-item>
          <text:p text:style-name="P98"><text:span text:style-name="T2">#_ </text:span>TASK-1 : TASKS-47</text:p>
          <text:list>
            <text:list-item>
              <text:list>
                <text:list-item>
                  <text:p text:style-name="P98">ref : C:\WORKS_2\shortcuts_docs\log_[20200907_132736].[fx_use-other-terminal].txt</text:p>
                </text:list-item>
              </text:list>
            </text:list-item>
          </text:list>
        </text:list-item>
      </text:list>
      <text:p text:style-name="P9">[next]</text:p>
      <text:list xml:id="list1358753116294728947" text:style-name="L60">
        <text:list-item>
          <text:p text:style-name="P103">TASK : TASKS-22</text:p>
          <text:list>
            <text:list-item>
              <text:p text:style-name="P103">“desktop-pcで作ったEAファイル　=&gt;　note-pcへ入れる”</text:p>
            </text:list-item>
          </text:list>
        </text:list-item>
      </text:list>
      <text:p text:style-name="P9">[further]</text:p>
      <text:p text:style-name="P113"><text:line-break/><text:span text:style-name="T16">[/ XXX] </text:span></text:p>
      <text:p text:style-name="P113"/>
      <text:p text:style-name="P21"><text:span text:style-name="T9">12.2_X</text:span><text:span text:style-name="T7">---------------------------------------------------------------------------</text:span></text:p>
      <text:p text:style-name="P24">[1] res free# JVEMV6 44#12.3_X / 44. currency / 12. admin / 2. introduce mq4 file from desktop to note / 20200909_121304</text:p>
      <text:p text:style-name="P113"/>
      <text:p text:style-name="P9"><text:soft-page-break/>[do] <text:span text:style-name="T2">#_ </text:span></text:p>
      <text:list xml:id="list7652693813317452788" text:style-name="L62">
        <text:list-item>
          <text:p text:style-name="P105">REVIEW </text:p>
        </text:list-item>
        <text:list-item>
          <text:p text:style-name="P105">TASK-1 : TASKS-22</text:p>
          <text:list>
            <text:list-item>
              <text:p text:style-name="P105">desktop-pcで作ったEAファイル　=&gt;　note-pcへ入れる</text:p>
            </text:list-item>
            <text:list-item>
              <text:p text:style-name="P105">ref : log_20200515_131203.[fx_TASKS-21_introduce-mq4-file-from-desktop].txt</text:p>
            </text:list-item>
          </text:list>
        </text:list-item>
      </text:list>
      <text:p text:style-name="P9">[next]</text:p>
      <text:list xml:id="list6266060670492049234" text:style-name="L61">
        <text:list-item>
          <text:p text:style-name="P104">TASK : TASKS-26 (==&gt; the task code)</text:p>
          <text:list>
            <text:list-item>
              <text:list>
                <text:list-item>
                  <text:p text:style-name="P104">E:\fx</text:p>
                  <text:list>
                    <text:list-item>
                      <text:p text:style-name="P104">20200902_101208[eap-2.id-1].[AUDJPY-5].dir</text:p>
                    </text:list-item>
                    <text:list-item>
                      <text:p text:style-name="P104">20200903_093746[eap-2.id-1].[AUDJPY-5].dir</text:p>
                    </text:list-item>
                    <text:list-item>
                      <text:p text:style-name="P104">20200904_094441[eap-2.id-1].[AUDJPY-5].dir</text:p>
                    </text:list-item>
                    <text:list-item>
                      <text:p text:style-name="P104">20200904_221423[eap-2.id-1].[USDJPY-5].dir</text:p>
                    </text:list-item>
                  </text:list>
                </text:list-item>
                <text:list-item>
                  <text:p text:style-name="P104">to : C:\Users\iwabuchiken\AppData\Roaming\MetaQuotes\Terminal\34B08C83A5AAE27A4079DE708E60511E\MQL4\Files\Logs</text:p>
                </text:list-item>
              </text:list>
            </text:list-item>
          </text:list>
        </text:list-item>
      </text:list>
      <text:p text:style-name="P9">[further]</text:p>
      <text:p text:style-name="P113"><text:line-break/><text:span text:style-name="T16">[/ XXX] 20200909_143601</text:span></text:p>
      <text:p text:style-name="P113"/>
      <text:p text:style-name="P122"><text:span text:style-name="T23">@@@</text:span></text:p>
      <text:p text:style-name="P21"><text:span text:style-name="T9">6.2.4_12</text:span><text:span text:style-name="T7">---------------------------------------------------------------------------</text:span></text:p>
      <text:p text:style-name="P24">[13] res free# JVEMV6 44#6.2_X / 44. currency / 6. obs / 2. demo result data / XXX</text:p>
      <text:p text:style-name="P9"><text:soft-page-break/></text:p>
      <text:p text:style-name="P9">[do] <text:span text:style-name="T2">#_ </text:span></text:p>
      <text:list xml:id="list1199979598394955103" text:style-name="L63">
        <text:list-item>
          <text:p text:style-name="P106">REVIEW </text:p>
        </text:list-item>
        <text:list-item>
          <text:p text:style-name="P106">TASK-1</text:p>
        </text:list-item>
      </text:list>
      <text:p text:style-name="P9">[next]</text:p>
      <text:list xml:id="list3865071864585266336" text:style-name="L52">
        <text:list-item>
          <text:p text:style-name="P99">TASK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9"/>
      <text:p text:style-name="P9"/>
      <text:p text:style-name="P9">------------------------------------------------ [TEMPLATE] 20191224_144528</text:p>
      <text:p text:style-name="P9"><text:span text:style-name="T15">XX</text:span>---------------------------------------------------------------------------</text:p>
      <text:p text:style-name="P24">res free# JVEMV6 44#10.2_XX / 44. currency / 10. prog-php / 2. tester / <text:s/>XXXX</text:p>
      <text:p text:style-name="P24"/>
      <text:p text:style-name="P9">[do] <text:span text:style-name="T2">#_ </text:span></text:p>
      <text:list xml:id="list34594144" text:continue-list="list7574167668844781595" text:style-name="L27">
        <text:list-item>
          <text:p text:style-name="P74">REVIEW </text:p>
        </text:list-item>
        <text:list-item>
          <text:p text:style-name="P74">TASK-1</text:p>
        </text:list-item>
      </text:list>
      <text:p text:style-name="P9">[next]</text:p>
      <text:list xml:id="list8027355955675316298" text:style-name="L53">
        <text:list-item>
          <text:p text:style-name="P100">TASK</text:p>
        </text:list-item>
      </text:list>
      <text:p text:style-name="P9">[further]</text:p>
      <text:p text:style-name="P20"><text:line-break/><text:span text:style-name="T16">[/ XXX] </text:span></text:p>
      <text:p text:style-name="P30"><text:soft-page-break/></text:p>
      <text:p text:style-name="P30"/>
      <text:p text:style-name="P30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5849989047220832061" text:style-name="L54">
        <text:list-item>
          <text:p text:style-name="P10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4588622" text:continue-numbering="true" text:style-name="L54">
        <text:list-item>
          <text:p text:style-name="P101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2234043392443196014" text:style-name="L55">
        <text:list-item>
          <text:p text:style-name="P44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2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8874392226979493917" text:style-name="L56">
              <text:list-item>
                <text:p text:style-name="P38">M – w &gt; a (new window)</text:p>
              </text:list-item>
              <text:list-item>
                <text:p text:style-name="P38"><text:soft-page-break/>doc 2 : select → session number</text:p>
              </text:list-item>
              <text:list-item>
                <text:p text:style-name="P38">doc 1</text:p>
                <text:list>
                  <text:list-item>
                    <text:p text:style-name="P38">DUP → template</text:p>
                  </text:list-item>
                  <text:list-item>
                    <text:p text:style-name="P38">session num → paste</text:p>
                  </text:list-item>
                  <text:list-item>
                    <text:p text:style-name="P38">datetime ==&gt; change to “XXX”</text:p>
                  </text:list-item>
                  <text:list-item>
                    <text:p text:style-name="P38">session num → update</text:p>
                  </text:list-item>
                </text:list>
              </text:list-item>
              <text:list-item>
                <text:p text:style-name="P38">doc 2 : select → session string</text:p>
              </text:list-item>
              <text:list-item>
                <text:p text:style-name="P42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3973640704251484127" text:style-name="L57">
              <text:list-item>
                <text:p text:style-name="P39">commit</text:p>
                <text:list>
                  <text:list-item>
                    <text:p text:style-name="P39">jve</text:p>
                  </text:list-item>
                  <text:list-item>
                    <text:p text:style-name="P39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5">###</text:p>
          </table:table-cell>
          <table:covered-table-cell/>
        </table:table-row>
        <table:table-row>
          <table:table-cell table:style-name="表5.A6" office:value-type="float" office:value="1">
            <text:p text:style-name="P34">1</text:p>
          </table:table-cell>
          <table:table-cell table:style-name="表5.A3" office:value-type="string">
            <text:p text:style-name="P43"><office:annotation office:name="__Annotation__8900_5646382082"><dc:creator>iwabuchi ken</dc:creator><dc:date>2020-06-18T17:30:51.38</dc:date><text:p text:style-name="P125"><text:span text:style-name="T28">https://stackoverflow.com/questions/357315/get-list-of-passed-arguments-in-windows-batch-script-bat</text:span></text:p></office:annotation><text:span text:style-name="T22">C:</text:span><office:annotation-end office:name="__Annotation__8900_5646382082"/><text:span text:style-name="T22">\WORKS_2\WS\WS_Others.JVEMV6\JVEMV6\44_currency\10_prog-php\2_tester\end_all_cake.bat (comp)</text:span><text:span text:style-name="T26"> <text:s text:c="3"/></text:span><text:s text:c="11"/><text:span text:style-name="T6">[2] res free# JVEMV6 44#12.3_X / 44. currency / 12. admin / 3. setup one more mt4 in note-pc / 20200909_114255 || [1] res free# JVEMV6 44#12.3_X / 44. currency / 12. admin / 2. introduce mq4 file from desktop to note / 20200909_121304</text:span></text:p>
          </table:table-cell>
        </table:table-row>
        <table:table-row>
          <table:table-cell table:style-name="表5.A6" office:value-type="float" office:value="2">
            <text:p text:style-name="P33">2</text:p>
          </table:table-cell>
          <table:table-cell table:style-name="表5.A3" office:value-type="string">
            <text:p text:style-name="P33"><office:annotation office:name="__Annotation__8900_56463820813"><dc:creator>iwabuchi ken</dc:creator><dc:date>2020-06-18T17:30:51.40</dc:date><text:p text:style-name="P125"><text:span text:style-name="T28">https://stackoverflow.com/questions/357315/get-list-of-passed-arguments-in-windows-batch-script-bat</text:span></text:p></office:annotation><text:span text:style-name="T22">C:</text:span><office:annotation-end office:name="__Annotation__8900_56463820813"/><text:span text:style-name="T22">\WORKS_2\WS\WS_Others.JVEMV6\JVEMV6\44_currency\10_prog-php\2_tester\end_all_mt4.bat <text:s text:c="55"/></text:span><text:span text:style-name="T6">[2] res free# JVEMV6 44#12.3_X / 44. currency / 12. admin / 3. setup one more mt4 in note-pc / 20200909_114255 || [1] res free# JVEMV6 44#12.3_X / 44. currency / 12. admin / 2. introduce mq4 file from desktop to note / 20200909_121304</text:span></text:p>
          </table:table-cell>
        </table:table-row>
        <table:table-row>
          <table:table-cell table:style-name="表5.A6" office:value-type="float" office:value="3">
            <text:p text:style-name="P33">3</text:p>
          </table:table-cell>
          <table:table-cell table:style-name="表5.A3" office:value-type="string">
            <text:p text:style-name="P33"><office:annotation office:name="__Annotation__8900_564638208111"><dc:creator>iwabuchi ken</dc:creator><dc:date>2020-06-18T17:30:51.40</dc:date><text:p text:style-name="P125"><text:span text:style-name="T28">https://stackoverflow.com/questions/357315/get-list-of-passed-arguments-in-windows-batch-script-bat</text:span></text:p></office:annotation><text:span text:style-name="T19">C:</text:span><office:annotation-end office:name="__Annotation__8900_564638208111"/><text:span text:style-name="T19">\WORKS_2\WS\WS_Others.JVEMV6\JVEMV6\44_currency\10_prog-php\2_tester\end_all_jve.bat</text:span> <text:span text:style-name="T6">[2] res free# JVEMV6 44#12.3_X / 44. currency / 12. admin / 3. setup one more mt4 in note-pc / 20200909_114255 || [1] res free# JVEMV6 44#12.3_X / 44. currency / 12. admin / 2. introduce mq4 file from desktop to note / 20200909_121304</text:span></text:p>
          </table:table-cell>
        </table:table-row>
        <table:table-row>
          <table:table-cell table:style-name="表5.A6" office:value-type="float" office:value="4">
            <text:p text:style-name="P33">4</text:p>
          </table:table-cell>
          <table:table-cell table:style-name="表5.A3" office:value-type="string">
            <text:p text:style-name="P33"><office:annotation office:name="__Annotation__8900_564638208121"><dc:creator>iwabuchi ken</dc:creator><dc:date>2020-06-18T17:30:51.40</dc:date><text:p text:style-name="P125"><text:span text:style-name="T28">https://stackoverflow.com/questions/357315/get-list-of-passed-arguments-in-windows-batch-script-bat</text:span></text:p></office:annotation><text:span text:style-name="T19">C:</text:span><office:annotation-end office:name="__Annotation__8900_564638208121"/><text:span text:style-name="T19">\WORKS_2\WS\WS_Others.JVEMV6\JVEMV6\44_currency\10_prog-php\2_tester\end_all_apps.bat</text:span> <text:span text:style-name="T6">[2] res free# JVEMV6 44#12.3_X / 44. currency / 12. admin / 3. setup one more mt4 in note-pc / 20200909_114255 || [1] res free# JVEMV6 44#12.3_X / 44. </text:span><text:soft-page-break/><text:span text:style-name="T6">currency / 12. admin / 2. introduce mq4 file from desktop to note / 20200909_121304</text:span></text:p>
          </table:table-cell>
        </table:table-row>
        <table:table-row>
          <table:table-cell table:style-name="表5.A3" table:number-columns-spanned="2" office:value-type="string">
            <text:p text:style-name="P34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4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4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8163380081780441397" text:style-name="L58">
              <text:list-item>
                <text:p text:style-name="P40">doc 1 : select → git push, echo</text:p>
              </text:list-item>
              <text:list-item>
                <text:p text:style-name="P40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<text:span text:style-name="T11">C:\WORKS_2\WS\WS_Others.JVEMV6\JVEMV6\37_miscs\12_programmin</text:span><text:span text:style-name="T11">g\3_fx-log-file\end_apps.bat &amp;&amp; echo.&gt;&gt; </text:span><text:span text:style-name="T11">C:\WORKS_2\shortcuts_docs\start_log_JVE_44_10_2.[fx-php-</text:span><text:span text:style-name="T11">tester].bat &amp;&amp; </text:span><text:span text:style-name="T14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8">C:\WORKS_2\a.bat &amp;&amp; r oj &amp;&amp; git add -A &amp;&amp; git commit -m ^"<text:span text:style-name="T12">[21] res free# </text:span><text:span text:style-name="T12">JVEMV6 44#10.2.2_XX / 44. currency / 10. prog-php / </text:span><text:span text:style-name="T12">2. tester / 2. <text:s/></text:span><text:span text:style-name="T12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8">C:\WORKS_2\a.bat &amp;&amp; r c &amp;&amp; git add -A &amp;&amp; git commit -m ^"<text:span text:style-name="T12">[20] res free# </text:span><text:span text:style-name="T12">JVEMV6 44#10.2.2_XX / 44. currency / 10. prog-php / </text:span><text:span text:style-name="T12">2. tester / 2. <text:s/></text:span><text:span text:style-name="T12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497433645835022961" text:style-name="L59">
              <text:list-item>
                <text:p text:style-name="P41">eclipse</text:p>
              </text:list-item>
              <text:list-item>
                <text:p text:style-name="P41">mt4</text:p>
              </text:list-item>
              <text:list-item>
                <text:p text:style-name="P41">folders</text:p>
              </text:list-item>
              <text:list-item>
                <text:p text:style-name="P41">sakura files</text:p>
              </text:list-item>
              <text:list-item>
                <text:p text:style-name="P41">docs</text:p>
              </text:list-item>
            </text:list>
          </table:table-cell>
          <table:covered-table-cell/>
        </table:table-row>
      </table:table>
      <text:list xml:id="list34583789" text:continue-list="list2234043392443196014" text:style-name="L55">
        <text:list-item>
          <text:p text:style-name="P44">git</text:p>
          <text:list>
            <text:list-item>
              <text:p text:style-name="P4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ext:soft-page-break/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9"><text:span text:style-name="T11">C:\WORKS_2\WS\WS_Others.JVEMV6\JVEMV6\37_miscs\12_pro</text:span><text:span text:style-name="T11">grammin</text:span><text:span text:style-name="T11">g\3_fx-log-file\end_apps.bat &amp;&amp; echo.&gt;&gt; C:\WORKS_2\shortcuts_docs\start_log_JVE_44_10_2.[fx-php-</text:span><text:span text:style-name="T11">tester].bat &amp;&amp; </text:span><text:span text:style-name="T14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4600408" text:continue-numbering="true" text:style-name="L55">
        <text:list-item>
          <text:list>
            <text:list-item>
              <text:p text:style-name="P4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7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7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7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7"/>
          </table:table-cell>
        </table:table-row>
      </table:table>
      <text:list xml:id="list34583040" text:continue-numbering="true" text:style-name="L55">
        <text:list-item>
          <text:p text:style-name="P44">move “<text:span text:style-name="T4">@@@</text:span>”</text:p>
        </text:list-item>
        <text:list-item>
          <text:p text:style-name="P102">DUP : template</text:p>
        </text:list-item>
      </text:list>
      <text:p text:style-name="P9"/>
      <text:p text:style-name="P9">/ ------------------------------------------------------- [STEPS : closing] 20191220_142139 /</text:p>
      <text:p text:style-name="P1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09T14:38:01.28</dc:date>
    <dc:creator>iwabuchi ken</dc:creator>
    <meta:editing-duration>P10DT9H15M25S</meta:editing-duration>
    <meta:editing-cycles>1686</meta:editing-cycles>
    <meta:generator>OpenOffice/4.1.3$Win32 OpenOffice.org_project/413m1$Build-9783</meta:generator>
    <meta:document-statistic meta:table-count="16" meta:image-count="0" meta:object-count="9" meta:page-count="48" meta:paragraph-count="797" meta:word-count="3813" meta:character-count="299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